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ff3838" fo:padding="0.0382in" fo:border-left="0.5pt solid #000000" fo:border-right="none" fo:border-top="0.5pt solid #000000" fo:border-bottom="0.5pt solid #000000">
        <style:background-image/>
      </style:table-cell-properties>
    </style:style>
    <style:style style:name="Table1.D1" style:family="table-cell">
      <style:table-cell-properties fo:background-color="#ff3838"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6" style:family="table-row">
      <style:table-row-properties style:min-row-height="1.0701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1526c4" officeooo:paragraph-rsid="001526c4"/>
    </style:style>
    <style:style style:name="P2" style:family="paragraph" style:parent-style-name="Footer">
      <style:paragraph-properties fo:text-align="end" style:justify-single-word="false"/>
      <style:text-properties officeooo:rsid="00323086" officeooo:paragraph-rsid="00323086"/>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Contents_20_5">
      <style:paragraph-properties>
        <style:tab-stops>
          <style:tab-stop style:position="5.9047in" style:type="right" style:leader-style="dotted" style:leader-text="."/>
        </style:tab-stops>
      </style:paragraph-properties>
    </style:style>
    <style:style style:name="P8" style:family="paragraph" style:parent-style-name="Text_20_body">
      <style:text-properties officeooo:paragraph-rsid="001438e5"/>
    </style:style>
    <style:style style:name="P9" style:family="paragraph" style:parent-style-name="Standard">
      <style:paragraph-properties fo:text-align="center" style:justify-single-word="false"/>
      <style:text-properties officeooo:paragraph-rsid="0012ed61"/>
    </style:style>
    <style:style style:name="P10" style:family="paragraph" style:parent-style-name="Standard">
      <style:paragraph-properties fo:text-align="start" style:justify-single-word="false"/>
      <style:text-properties fo:font-size="12pt" style:text-underline-style="none" officeooo:rsid="0012ed61" officeooo:paragraph-rsid="0012ed61" style:font-size-asian="10.5pt" style:font-size-complex="12pt"/>
    </style:style>
    <style:style style:name="P11" style:family="paragraph" style:parent-style-name="Standard">
      <style:paragraph-properties fo:text-align="center" style:justify-single-word="false"/>
      <style:text-properties fo:font-size="36pt" style:text-underline-style="none" fo:font-weight="bold" officeooo:rsid="0041438a" officeooo:paragraph-rsid="0041438a" style:font-size-asian="36pt" style:font-weight-asian="bold" style:font-size-complex="36pt" style:font-weight-complex="bold"/>
    </style:style>
    <style:style style:name="P12" style:family="paragraph" style:parent-style-name="Table_20_Contents">
      <style:text-properties officeooo:rsid="002b3016" officeooo:paragraph-rsid="002b3016"/>
    </style:style>
    <style:style style:name="P13" style:family="paragraph" style:parent-style-name="Table_20_Contents">
      <style:text-properties officeooo:rsid="0034342a" officeooo:paragraph-rsid="0034342a"/>
    </style:style>
    <style:style style:name="P14" style:family="paragraph" style:parent-style-name="Table_20_Contents">
      <style:text-properties officeooo:rsid="002b45c5" officeooo:paragraph-rsid="0034342a"/>
    </style:style>
    <style:style style:name="P15" style:family="paragraph" style:parent-style-name="Table_20_Contents">
      <style:text-properties officeooo:rsid="002b45c5" officeooo:paragraph-rsid="002b45c5"/>
    </style:style>
    <style:style style:name="P16" style:family="paragraph" style:parent-style-name="Table_20_Contents">
      <style:text-properties officeooo:rsid="0029f53f" officeooo:paragraph-rsid="0029f53f"/>
    </style:style>
    <style:style style:name="P17" style:family="paragraph" style:parent-style-name="Text_20_body">
      <style:paragraph-properties fo:line-height="100%"/>
      <style:text-properties officeooo:rsid="0029f53f" officeooo:paragraph-rsid="0029f53f"/>
    </style:style>
    <style:style style:name="P18" style:family="paragraph" style:parent-style-name="Text_20_body">
      <style:paragraph-properties fo:line-height="100%" fo:text-align="center" style:justify-single-word="false"/>
      <style:text-properties officeooo:rsid="0029f53f" officeooo:paragraph-rsid="0029f53f"/>
    </style:style>
    <style:style style:name="P19" style:family="paragraph" style:parent-style-name="Text_20_body">
      <style:text-properties officeooo:rsid="00224a63" officeooo:paragraph-rsid="00224a63"/>
    </style:style>
    <style:style style:name="P20" style:family="paragraph" style:parent-style-name="Text_20_body">
      <style:text-properties officeooo:rsid="00363914" officeooo:paragraph-rsid="00363914"/>
    </style:style>
    <style:style style:name="P21" style:family="paragraph" style:parent-style-name="Text_20_body">
      <style:text-properties officeooo:rsid="003827f1" officeooo:paragraph-rsid="003827f1"/>
    </style:style>
    <style:style style:name="P22" style:family="paragraph" style:parent-style-name="Text_20_body">
      <style:text-properties officeooo:rsid="00232c17" officeooo:paragraph-rsid="00232c17"/>
    </style:style>
    <style:style style:name="P23" style:family="paragraph" style:parent-style-name="Text_20_body">
      <style:text-properties officeooo:paragraph-rsid="003f4f43"/>
    </style:style>
    <style:style style:name="P24" style:family="paragraph" style:parent-style-name="Text_20_body">
      <style:text-properties officeooo:rsid="001438e5" officeooo:paragraph-rsid="001438e5"/>
    </style:style>
    <style:style style:name="P25" style:family="paragraph" style:parent-style-name="Text_20_body">
      <style:text-properties officeooo:rsid="00268596" officeooo:paragraph-rsid="00268596"/>
    </style:style>
    <style:style style:name="P26" style:family="paragraph" style:parent-style-name="Text_20_body">
      <style:text-properties officeooo:rsid="001eeb62" officeooo:paragraph-rsid="001eeb62"/>
    </style:style>
    <style:style style:name="P27" style:family="paragraph" style:parent-style-name="Text_20_body">
      <style:text-properties officeooo:rsid="0020d2dd" officeooo:paragraph-rsid="0020d2dd"/>
    </style:style>
    <style:style style:name="P28" style:family="paragraph" style:parent-style-name="Text_20_body">
      <style:text-properties officeooo:rsid="002d188e" officeooo:paragraph-rsid="002d188e"/>
    </style:style>
    <style:style style:name="P29" style:family="paragraph" style:parent-style-name="Text_20_body">
      <style:text-properties officeooo:rsid="0022e773" officeooo:paragraph-rsid="0022e773"/>
    </style:style>
    <style:style style:name="P30" style:family="paragraph" style:parent-style-name="Text_20_body">
      <style:paragraph-properties fo:line-height="100%" fo:text-align="center" style:justify-single-word="false"/>
      <style:text-properties fo:font-size="15pt" fo:font-weight="bold" officeooo:rsid="0029f53f" officeooo:paragraph-rsid="0029f53f" style:font-size-asian="15pt" style:font-weight-asian="bold" style:font-size-complex="15pt" style:font-weight-complex="bold"/>
    </style:style>
    <style:style style:name="P31" style:family="paragraph" style:parent-style-name="Text_20_body">
      <style:text-properties officeooo:rsid="001b5f8c" officeooo:paragraph-rsid="001d12c1"/>
    </style:style>
    <style:style style:name="P32" style:family="paragraph" style:parent-style-name="Text_20_body">
      <style:text-properties officeooo:rsid="001b2764" officeooo:paragraph-rsid="001b2764"/>
    </style:style>
    <style:style style:name="P33" style:family="paragraph" style:parent-style-name="Text_20_body">
      <style:text-properties officeooo:rsid="0017a162" officeooo:paragraph-rsid="00196493"/>
    </style:style>
    <style:style style:name="P34" style:family="paragraph" style:parent-style-name="Standard">
      <style:paragraph-properties fo:text-align="center" style:justify-single-word="false"/>
      <style:text-properties fo:font-size="20pt" style:text-underline-style="solid" style:text-underline-width="auto" style:text-underline-color="font-color" officeooo:rsid="0012ed61" officeooo:paragraph-rsid="0012ed61" style:font-size-asian="20pt" style:font-size-complex="20pt"/>
    </style:style>
    <style:style style:name="P35" style:family="paragraph" style:parent-style-name="Text_20_body">
      <style:text-properties style:font-name="Liberation Sans1" officeooo:rsid="003a1481" officeooo:paragraph-rsid="003a1481" style:font-name-asian="Noto Sans CJK SC" style:font-name-complex="Noto Sans Devanagari1"/>
    </style:style>
    <style:style style:name="P36" style:family="paragraph" style:parent-style-name="Standard" style:master-page-name="First_20_Page">
      <style:paragraph-properties fo:text-align="center" style:justify-single-word="false" style:page-number="auto"/>
      <style:text-properties officeooo:rsid="00426780" officeooo:paragraph-rsid="00426780"/>
    </style:style>
    <style:style style:name="P37" style:family="paragraph" style:parent-style-name="Heading_20_1">
      <style:text-properties officeooo:paragraph-rsid="001438e5"/>
    </style:style>
    <style:style style:name="P38" style:family="paragraph" style:parent-style-name="Heading_20_1">
      <style:paragraph-properties fo:keep-with-next="always"/>
      <style:text-properties officeooo:paragraph-rsid="001438e5"/>
    </style:style>
    <style:style style:name="P39" style:family="paragraph" style:parent-style-name="Heading_20_1">
      <style:text-properties style:text-underline-style="solid" style:text-underline-width="auto" style:text-underline-color="font-color" officeooo:rsid="003f4f43" officeooo:paragraph-rsid="003f4f43"/>
    </style:style>
    <style:style style:name="P40" style:family="paragraph" style:parent-style-name="Heading_20_2">
      <style:text-properties officeooo:paragraph-rsid="001438e5"/>
    </style:style>
    <style:style style:name="P41" style:family="paragraph" style:parent-style-name="Heading_20_3" style:list-style-name="L5"/>
    <style:style style:name="P42" style:family="paragraph" style:parent-style-name="Heading_20_3" style:list-style-name="L5">
      <style:paragraph-properties fo:keep-with-next="always"/>
    </style:style>
    <style:style style:name="P43" style:family="paragraph" style:parent-style-name="Heading_20_4">
      <style:text-properties officeooo:paragraph-rsid="00232c17"/>
    </style:style>
    <style:style style:name="P44" style:family="paragraph" style:parent-style-name="Heading_20_4">
      <style:paragraph-properties fo:keep-with-next="always"/>
      <style:text-properties style:font-name="Liberation Sans1" officeooo:paragraph-rsid="00232c17" style:font-name-asian="Noto Sans CJK SC" style:font-name-complex="Noto Sans Devanagari1"/>
    </style:style>
    <style:style style:name="P45" style:family="paragraph" style:parent-style-name="Heading_20_5">
      <style:text-properties officeooo:paragraph-rsid="00232c17"/>
    </style:style>
    <style:style style:name="P46" style:family="paragraph" style:parent-style-name="Heading_20_5">
      <style:paragraph-properties fo:keep-with-next="always"/>
    </style:style>
    <style:style style:name="P47" style:family="paragraph" style:parent-style-name="Heading_20_5">
      <style:paragraph-properties fo:keep-with-next="always"/>
      <style:text-properties style:font-name="Liberation Sans1" style:font-name-asian="Noto Sans CJK SC" style:font-name-complex="Noto Sans Devanagari1"/>
    </style:style>
    <style:style style:name="P48" style:family="paragraph" style:parent-style-name="Table_20_Contents" style:list-style-name="L1">
      <style:text-properties officeooo:paragraph-rsid="002b3016"/>
    </style:style>
    <style:style style:name="P49" style:family="paragraph" style:parent-style-name="Table_20_Contents" style:list-style-name="L1">
      <style:text-properties officeooo:rsid="002b3016" officeooo:paragraph-rsid="002b3016"/>
    </style:style>
    <style:style style:name="P50" style:family="paragraph" style:parent-style-name="Table_20_Contents">
      <style:text-properties officeooo:rsid="0045ebc5" officeooo:paragraph-rsid="0045ebc5"/>
    </style:style>
    <style:style style:name="P51" style:family="paragraph" style:parent-style-name="Table_20_Contents" style:list-style-name="L1">
      <style:text-properties officeooo:rsid="0045ebc5" officeooo:paragraph-rsid="0045ebc5"/>
    </style:style>
    <style:style style:name="P52" style:family="paragraph" style:parent-style-name="Table_20_Contents">
      <style:text-properties officeooo:rsid="0046482e" officeooo:paragraph-rsid="0046482e"/>
    </style:style>
    <style:style style:name="P53" style:family="paragraph" style:parent-style-name="Text_20_body" style:list-style-name="L2">
      <style:text-properties officeooo:paragraph-rsid="00224a63"/>
    </style:style>
    <style:style style:name="P54" style:family="paragraph" style:parent-style-name="Text_20_body" style:list-style-name="L2">
      <style:text-properties officeooo:rsid="00224a63" officeooo:paragraph-rsid="00224a63"/>
    </style:style>
    <style:style style:name="P55" style:family="paragraph" style:parent-style-name="Text_20_body" style:list-style-name="L4">
      <style:text-properties officeooo:rsid="00224a63" officeooo:paragraph-rsid="00224a63"/>
    </style:style>
    <style:style style:name="P56" style:family="paragraph" style:parent-style-name="Text_20_body" style:list-style-name="L5">
      <style:text-properties officeooo:rsid="00224a63" officeooo:paragraph-rsid="00224a63"/>
    </style:style>
    <style:style style:name="P57" style:family="paragraph" style:parent-style-name="Text_20_body" style:list-style-name="L3">
      <style:text-properties fo:font-size="18pt" fo:font-weight="bold" officeooo:paragraph-rsid="00224a63" style:font-size-asian="18pt" style:font-weight-asian="bold" style:font-size-complex="18pt" style:font-weight-complex="bold"/>
    </style:style>
    <style:style style:name="P58" style:family="paragraph" style:parent-style-name="Text_20_body" style:list-style-name="L3">
      <style:text-properties fo:font-size="18pt" fo:font-weight="bold" officeooo:rsid="00224a63" officeooo:paragraph-rsid="00224a63" style:font-size-asian="18pt" style:font-weight-asian="bold" style:font-size-complex="18pt" style:font-weight-complex="bold"/>
    </style:style>
    <style:style style:name="P59" style:family="paragraph" style:parent-style-name="Text_20_body" style:list-style-name="L6">
      <style:text-properties officeooo:rsid="0023c829" officeooo:paragraph-rsid="0023c829"/>
    </style:style>
    <style:style style:name="P60" style:family="paragraph" style:parent-style-name="Text_20_body" style:list-style-name="L6">
      <style:text-properties officeooo:rsid="00283455" officeooo:paragraph-rsid="00283455"/>
    </style:style>
    <style:style style:name="P61" style:family="paragraph" style:parent-style-name="Text_20_body" style:list-style-name="L6">
      <style:text-properties officeooo:rsid="003ae8cd" officeooo:paragraph-rsid="003ae8cd"/>
    </style:style>
    <style:style style:name="P62" style:family="paragraph" style:parent-style-name="Text_20_body" style:list-style-name="L6">
      <style:text-properties officeooo:rsid="003ca4a1" officeooo:paragraph-rsid="003ca4a1"/>
    </style:style>
    <style:style style:name="P63" style:family="paragraph">
      <loext:graphic-properties draw:fill="none" draw:fill-color="#ffffff"/>
      <style:paragraph-properties fo:text-align="center"/>
      <style:text-properties fo:font-size="16pt" style:font-size-asian="16pt" style:font-size-complex="16pt"/>
    </style:style>
    <style:style style:name="P64" style:family="paragraph">
      <loext:graphic-properties draw:fill="solid" draw:fill-color="#ffd428"/>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5429"/>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ff860d"/>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end" fo:text-indent="0in" style:punctuation-wrap="hanging" loext:tab-stop-distance="0in" style:writing-mode="lr-tb">
        <style:tab-stops/>
      </style:paragraph-properties>
      <style:text-properties fo:font-variant="normal" fo:text-transform="none" fo:color="#81d41a"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68" style:family="paragraph">
      <loext:graphic-properties draw:fill="none" draw:fill-color="#ffffff" draw:opacity="90%"/>
      <style:paragraph-properties fo:margin-left="0in" fo:margin-right="0in" fo:margin-top="0in" fo:margin-bottom="0in" fo:line-height="100%" fo:text-align="end" fo:text-indent="0in" style:punctuation-wrap="hanging" loext:tab-stop-distance="0in" style:writing-mode="lr-tb" style:font-independent-line-spacing="true">
        <style:tab-stops/>
      </style:paragraph-properties>
      <style:text-properties fo:font-variant="normal" fo:text-transform="none" fo:color="#81d41a"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69" style:family="paragraph">
      <style:paragraph-properties fo:margin-left="0in" fo:margin-right="0in" fo:margin-top="0in" fo:margin-bottom="0.0874in" fo:line-height="9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Noto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ffffff" draw:opacity="70%"/>
      <style:paragraph-properties fo:margin-left="0in" fo:margin-right="0in" fo:margin-top="0in" fo:margin-bottom="0.0874in" fo:line-height="90%" fo:text-align="center" fo:text-indent="0in"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Noto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fo:hyphenate="false"/>
    </style:style>
    <style:style style:name="P71" style:family="paragraph">
      <style:paragraph-properties fo:margin-left="0in" fo:margin-right="0in" fo:margin-top="0in" fo:margin-bottom="0in" fo:line-height="100%" fo:text-align="end" fo:text-indent="0in" style:punctuation-wrap="hanging" loext:tab-stop-distance="0in" style:writing-mode="lr-tb">
        <style:tab-stops/>
      </style:paragraph-properties>
      <style:text-properties fo:font-variant="normal" fo:text-transform="none" fo:color="#ffbf00"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72" style:family="paragraph">
      <loext:graphic-properties draw:fill="none" draw:fill-color="#ffffff" draw:opacity="90%"/>
      <style:paragraph-properties fo:margin-left="0in" fo:margin-right="0in" fo:margin-top="0in" fo:margin-bottom="0in" fo:line-height="100%" fo:text-align="end" fo:text-indent="0in" style:punctuation-wrap="hanging" loext:tab-stop-distance="0in" style:writing-mode="lr-tb" style:font-independent-line-spacing="true">
        <style:tab-stops/>
      </style:paragraph-properties>
      <style:text-properties fo:font-variant="normal" fo:text-transform="none" fo:color="#ffbf00"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73" style:family="paragraph">
      <style:paragraph-properties fo:margin-left="0in" fo:margin-right="0in" fo:margin-top="0in" fo:margin-bottom="0.0874in" fo:line-height="9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Noto Sans" fo:font-size="21pt" fo:language="en" fo:country="US" fo:font-style="normal" fo:text-shadow="none" style:text-underline-style="none" fo:font-weight="normal" style:letter-kerning="true" style:font-name-asian="Microsoft YaHei" style:font-size-asian="21pt" style:font-style-asian="normal" style:font-weight-asian="normal" style:font-name-complex="Mangal" style:font-size-complex="21pt" style:font-style-complex="normal" style:font-weight-complex="normal" style:text-emphasize="none" style:font-relief="none" style:text-overline-style="none" style:text-overline-color="font-color" fo:hyphenate="false"/>
    </style:style>
    <style:style style:name="P74" style:family="paragraph">
      <loext:graphic-properties draw:fill="solid" draw:fill-color="#ffffff" draw:opacity="70%"/>
      <style:paragraph-properties fo:margin-left="0in" fo:margin-right="0in" fo:margin-top="0in" fo:margin-bottom="0.0874in" fo:line-height="90%" fo:text-align="center" fo:text-indent="0in"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Noto Sans" fo:font-size="21pt" fo:language="en" fo:country="US" fo:font-style="normal" fo:text-shadow="none" style:text-underline-style="none" fo:font-weight="normal" style:letter-kerning="true" style:font-name-asian="Microsoft YaHei" style:font-size-asian="21pt" style:font-style-asian="normal" style:font-weight-asian="normal" style:font-name-complex="Mangal" style:font-size-complex="21pt" style:font-style-complex="normal" style:font-weight-complex="normal" style:text-emphasize="none" style:font-relief="none" style:text-overline-style="none" style:text-overline-color="font-color" fo:hyphenate="false"/>
    </style:style>
    <style:style style:name="P75" style:family="paragraph">
      <style:paragraph-properties fo:margin-left="0in" fo:margin-right="0in" fo:margin-top="0in" fo:margin-bottom="0in" fo:line-height="100%" fo:text-align="end" fo:text-indent="0in" style:punctuation-wrap="hanging" loext:tab-stop-distance="0in" style:writing-mode="lr-tb">
        <style:tab-stops/>
      </style:paragraph-properties>
      <style:text-properties fo:font-variant="normal" fo:text-transform="none" fo:color="#2a6099"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76" style:family="paragraph">
      <loext:graphic-properties draw:fill="none" draw:fill-color="#ffffff" draw:opacity="90%"/>
      <style:paragraph-properties fo:margin-left="0in" fo:margin-right="0in" fo:margin-top="0in" fo:margin-bottom="0in" fo:line-height="100%" fo:text-align="end" fo:text-indent="0in" style:punctuation-wrap="hanging" loext:tab-stop-distance="0in" style:writing-mode="lr-tb" style:font-independent-line-spacing="true">
        <style:tab-stops/>
      </style:paragraph-properties>
      <style:text-properties fo:font-variant="normal" fo:text-transform="none" fo:color="#2a6099"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77" style:family="paragraph">
      <style:paragraph-properties fo:margin-left="0in" fo:margin-right="0in" fo:margin-top="0in" fo:margin-bottom="0.0874in" fo:line-height="90%" fo:text-align="start" fo:text-indent="0in" style:punctuation-wrap="hanging" style:writing-mode="lr-tb"/>
      <style:text-properties fo:font-variant="normal" fo:text-transform="none" style:use-window-font-color="true" loext:opacity="0%" style:text-outline="false" style:text-line-through-style="none" style:text-line-through-type="none" style:font-name="Noto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78" style:family="paragraph">
      <loext:graphic-properties draw:fill="solid" draw:fill-color="#ffffff" draw:opacity="70%"/>
      <style:paragraph-properties fo:margin-left="0in" fo:margin-right="0in" fo:margin-top="0in" fo:margin-bottom="0.0874in" fo:line-height="90%" fo:text-align="start" fo:text-indent="0in"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Noto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79" style:family="paragraph">
      <style:paragraph-properties fo:margin-left="0in" fo:margin-right="0in" fo:margin-top="0in" fo:margin-bottom="0in" fo:line-height="100%" fo:text-align="end" fo:text-indent="0in" style:punctuation-wrap="hanging" loext:tab-stop-distance="0in" style:writing-mode="lr-tb">
        <style:tab-stops/>
      </style:paragraph-properties>
      <style:text-properties fo:font-variant="normal" fo:text-transform="none" fo:color="#ff4000"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80" style:family="paragraph">
      <loext:graphic-properties draw:fill="none" draw:fill-color="#ffffff" draw:opacity="90%"/>
      <style:paragraph-properties fo:margin-left="0in" fo:margin-right="0in" fo:margin-top="0in" fo:margin-bottom="0in" fo:line-height="100%" fo:text-align="end" fo:text-indent="0in" style:punctuation-wrap="hanging" loext:tab-stop-distance="0in" style:writing-mode="lr-tb" style:font-independent-line-spacing="true">
        <style:tab-stops/>
      </style:paragraph-properties>
      <style:text-properties fo:font-variant="normal" fo:text-transform="none" fo:color="#ff4000"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81" style:family="paragraph">
      <style:paragraph-properties fo:margin-left="0in" fo:margin-right="0in" fo:margin-top="0in" fo:margin-bottom="0.0874in" fo:line-height="90%" fo:text-align="start" fo:text-indent="0in" style:punctuation-wrap="hanging" style:writing-mode="lr-tb"/>
      <style:text-properties fo:font-variant="normal" fo:text-transform="none" style:use-window-font-color="true" loext:opacity="0%" style:text-outline="false" style:text-line-through-style="none" style:text-line-through-type="none" style:font-name="Noto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fo:hyphenate="false"/>
    </style:style>
    <style:style style:name="P82" style:family="paragraph">
      <loext:graphic-properties draw:fill="solid" draw:fill-color="#ffffff" draw:opacity="70%"/>
      <style:paragraph-properties fo:margin-left="0in" fo:margin-right="0in" fo:margin-top="0in" fo:margin-bottom="0.0874in" fo:line-height="90%" fo:text-align="start" fo:text-indent="0in"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Noto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fo:hyphenate="false"/>
    </style:style>
    <style:style style:name="P83" style:family="paragraph">
      <style:paragraph-properties fo:margin-left="0in" fo:margin-right="0in" fo:margin-top="0in" fo:margin-bottom="0in" fo:line-height="100%" fo:text-align="end" fo:text-indent="0in" style:punctuation-wrap="hanging" loext:tab-stop-distance="0in" style:writing-mode="lr-tb">
        <style:tab-stops/>
      </style:paragraph-properties>
      <style:text-properties fo:font-variant="normal" fo:text-transform="none" fo:color="#808080"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84" style:family="paragraph">
      <loext:graphic-properties draw:fill="none" draw:fill-color="#ffffff" draw:opacity="90%"/>
      <style:paragraph-properties fo:margin-left="0in" fo:margin-right="0in" fo:margin-top="0in" fo:margin-bottom="0in" fo:line-height="100%" fo:text-align="end" fo:text-indent="0in" style:punctuation-wrap="hanging" loext:tab-stop-distance="0in" style:writing-mode="lr-tb" style:font-independent-line-spacing="true">
        <style:tab-stops/>
      </style:paragraph-properties>
      <style:text-properties fo:font-variant="normal" fo:text-transform="none" fo:color="#808080"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85" style:family="paragraph">
      <style:paragraph-properties fo:margin-left="0in" fo:margin-right="0in" fo:margin-top="0in" fo:margin-bottom="0in" fo:line-height="100%" fo:text-align="end" fo:text-indent="0in" style:punctuation-wrap="hanging" loext:tab-stop-distance="0in" style:writing-mode="lr-tb">
        <style:tab-stops/>
      </style:paragraph-properties>
      <style:text-properties fo:font-variant="normal" fo:text-transform="none" fo:color="#bf0041"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86" style:family="paragraph">
      <loext:graphic-properties draw:fill="none" draw:fill-color="#ffffff" draw:opacity="90%"/>
      <style:paragraph-properties fo:margin-left="0in" fo:margin-right="0in" fo:margin-top="0in" fo:margin-bottom="0in" fo:line-height="100%" fo:text-align="end" fo:text-indent="0in" style:punctuation-wrap="hanging" loext:tab-stop-distance="0in" style:writing-mode="lr-tb" style:font-independent-line-spacing="true">
        <style:tab-stops/>
      </style:paragraph-properties>
      <style:text-properties fo:font-variant="normal" fo:text-transform="none" fo:color="#bf0041" loext:opacity="100%" style:text-outline="false" style:text-line-through-style="none" style:text-line-through-type="none" style:font-name="Noto Sans" fo:font-size="54pt"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fo:hyphenate="false"/>
    </style:style>
    <style:style style:name="P87" style:family="paragraph">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bbe33d" draw:opacity="70%"/>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26pt" fo:language="en" fo:country="US"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P90" style:family="paragraph">
      <loext:graphic-properties draw:fill="solid" draw:fill-color="#ffd428" draw:opacity="70%"/>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26pt" fo:language="en" fo:country="US"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P91" style:family="paragraph">
      <loext:graphic-properties draw:fill="solid" draw:fill-color="#ff860d" draw:opacity="70%"/>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26pt" fo:language="en" fo:country="US"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P92" style:family="paragraph">
      <loext:graphic-properties draw:fill="solid" draw:fill-color="#bbe33d"/>
      <style:paragraph-properties fo:margin-left="0in" fo:margin-right="0in" fo:margin-top="0in" fo:margin-bottom="0in" fo:line-height="100%" fo:text-align="center" fo:text-indent="0in" loext:tab-stop-distance="0in">
        <style:tab-stops/>
      </style:paragraph-properties>
      <style:text-properties fo:font-variant="normal" fo:text-transform="none" fo:color="#ffffff" loext:opacity="100%" style:text-outline="false" style:text-line-through-style="none" style:text-line-through-type="none" style:font-name="Noto Sans" fo:font-size="3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93" style:family="paragraph">
      <loext:graphic-properties draw:fill="solid" draw:fill-color="#ffd428"/>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22pt" fo:language="en" fo:country="US"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P96" style:family="paragraph">
      <loext:graphic-properties draw:fill="solid" draw:fill-color="#d62e4e" draw:opacity="70%"/>
      <style:paragraph-properties fo:margin-left="0.5902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22pt" fo:language="en" fo:country="US"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P97" style:family="paragraph">
      <loext:graphic-properties draw:fill="solid" draw:fill-color="#d62e4e"/>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9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01"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writing-mode="lr-tb"/>
      <style:text-properties fo:font-variant="normal" fo:text-transform="none" fo:color="#3465a4" loext:opacity="10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10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fo:color="#3465a4" loext:opacity="10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10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106"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3faf46"/>
      <style:paragraph-properties fo:margin-left="0in" fo:margin-right="0in" fo:margin-top="0in" fo:margin-bottom="0in" fo:line-height="100%" fo:text-align="start" fo:text-indent="0in"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loext:hyphenation-no-caps="false"/>
    </style:style>
    <style:style style:name="P10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ff3838"/>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loext:hyphenation-no-caps="false"/>
    </style:style>
    <style:style style:name="P110" style:family="paragraph">
      <loext:graphic-properties draw:fill="solid" draw:fill-color="#77bc65" draw:opacity="5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ffff"/>
      <style:paragraph-properties fo:margin-left="0in" fo:margin-right="0in" fo:margin-top="0in" fo:margin-bottom="0in" fo:line-height="100%" fo:text-align="center" fo:text-indent="0in" loext:tab-stop-distance="0in"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0% 100%"/>
    </style:style>
    <style:style style:name="T3" style:family="text">
      <style:text-properties fo:font-size="20pt" style:text-underline-style="solid" style:text-underline-width="auto" style:text-underline-color="font-color" officeooo:rsid="0012ed61" style:font-size-asian="20pt" style:font-size-complex="20pt"/>
    </style:style>
    <style:style style:name="T4" style:family="text">
      <style:text-properties officeooo:rsid="00196493"/>
    </style:style>
    <style:style style:name="T5" style:family="text">
      <style:text-properties officeooo:rsid="001b2764"/>
    </style:style>
    <style:style style:name="T6" style:family="text">
      <style:text-properties officeooo:rsid="001b5f8c"/>
    </style:style>
    <style:style style:name="T7" style:family="text">
      <style:text-properties officeooo:rsid="001d12c1"/>
    </style:style>
    <style:style style:name="T8" style:family="text">
      <style:text-properties officeooo:rsid="0020d2dd"/>
    </style:style>
    <style:style style:name="T9" style:family="text">
      <style:text-properties style:font-name="Liberation Sans1" style:font-name-asian="Noto Sans CJK SC" style:font-name-complex="Noto Sans Devanagari1"/>
    </style:style>
    <style:style style:name="T10" style:family="text">
      <style:text-properties style:font-name="Liberation Sans1" officeooo:rsid="00232c17" style:font-name-asian="Noto Sans CJK SC" style:font-name-complex="Noto Sans Devanagari1"/>
    </style:style>
    <style:style style:name="T11" style:family="text">
      <style:text-properties officeooo:rsid="00224a63"/>
    </style:style>
    <style:style style:name="T12" style:family="text">
      <style:text-properties officeooo:rsid="0022e773"/>
    </style:style>
    <style:style style:name="T13" style:family="text">
      <style:text-properties officeooo:rsid="00232c17"/>
    </style:style>
    <style:style style:name="T14" style:family="text">
      <style:text-properties officeooo:rsid="0023c829"/>
    </style:style>
    <style:style style:name="T15" style:family="text">
      <style:text-properties officeooo:rsid="00270664"/>
    </style:style>
    <style:style style:name="T16" style:family="text">
      <style:text-properties officeooo:rsid="0029f53f"/>
    </style:style>
    <style:style style:name="T17" style:family="text">
      <style:text-properties officeooo:rsid="002e7522"/>
    </style:style>
    <style:style style:name="T18" style:family="text">
      <style:text-properties officeooo:rsid="002fa188"/>
    </style:style>
    <style:style style:name="T19" style:family="text">
      <style:text-properties officeooo:rsid="00303dc5"/>
    </style:style>
    <style:style style:name="T20" style:family="text">
      <style:text-properties officeooo:rsid="0034342a"/>
    </style:style>
    <style:style style:name="T21" style:family="text">
      <style:text-properties officeooo:rsid="0034e425"/>
    </style:style>
    <style:style style:name="T22" style:family="text">
      <style:text-properties officeooo:rsid="00363914"/>
    </style:style>
    <style:style style:name="T23" style:family="text">
      <style:text-properties officeooo:rsid="00399bc1"/>
    </style:style>
    <style:style style:name="T24" style:family="text">
      <style:text-properties officeooo:rsid="003a1b29"/>
    </style:style>
    <style:style style:name="T25" style:family="text">
      <style:text-properties officeooo:rsid="003b9043"/>
    </style:style>
    <style:style style:name="T26" style:family="text">
      <style:text-properties style:text-underline-style="solid" style:text-underline-width="auto" style:text-underline-color="font-color" officeooo:rsid="003f4f43"/>
    </style:style>
    <style:style style:name="T27" style:family="text">
      <style:text-properties officeooo:rsid="0012ed61"/>
    </style:style>
    <style:style style:name="T28" style:family="text">
      <style:text-properties officeooo:rsid="0045ebc5"/>
    </style:style>
    <style:style style:name="T29" style:family="text">
      <style:text-properties fo:font-size="12pt"/>
    </style:style>
    <style:style style:name="T30" style:family="text">
      <style:text-properties fo:font-variant="normal" fo:text-transform="none" fo:color="#81d41a" loext:opacity="100%" style:text-outline="false" style:text-line-through-style="none" style:text-line-through-type="none" style:font-name="Noto Sans" fo:font-size="54pt" fo:letter-spacing="normal"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Noto Sans" fo:font-size="20pt" fo:letter-spacing="normal"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16pt" fo:letter-spacing="normal" fo:language="en" fo:country="US"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bf00" loext:opacity="100%" style:text-outline="false" style:text-line-through-style="none" style:text-line-through-type="none" style:font-name="Noto Sans" fo:font-size="54pt" fo:letter-spacing="normal"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style:style>
    <style:style style:name="T34" style:family="text">
      <style:text-properties fo:font-variant="normal" fo:text-transform="none" fo:color="#2a6099" loext:opacity="100%" style:text-outline="false" style:text-line-through-style="none" style:text-line-through-type="none" style:font-name="Noto Sans" fo:font-size="54pt" fo:letter-spacing="normal"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Noto Sans" fo:font-size="24pt" fo:letter-spacing="normal"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4000" loext:opacity="100%" style:text-outline="false" style:text-line-through-style="none" style:text-line-through-type="none" style:font-name="Noto Sans" fo:font-size="54pt" fo:letter-spacing="normal"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style:style>
    <style:style style:name="T37" style:family="text">
      <style:text-properties fo:font-variant="normal" fo:text-transform="none" fo:color="#808080" loext:opacity="100%" style:text-outline="false" style:text-line-through-style="none" style:text-line-through-type="none" style:font-name="Noto Sans" fo:font-size="54pt" fo:letter-spacing="normal"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style:style>
    <style:style style:name="T38" style:family="text">
      <style:text-properties fo:font-variant="normal" fo:text-transform="none" fo:color="#bf0041" loext:opacity="100%" style:text-outline="false" style:text-line-through-style="none" style:text-line-through-type="none" style:font-name="Noto Sans" fo:font-size="54pt" fo:letter-spacing="normal" fo:language="en" fo:country="US" fo:font-style="normal" fo:text-shadow="none" style:text-underline-style="none" fo:font-weight="bold" style:letter-kerning="true" fo:background-color="transparent" style:font-name-asian="Microsoft YaHei" style:font-size-asian="54pt" style:font-style-asian="normal" style:font-weight-asian="bold" style:font-name-complex="Mangal" style:font-size-complex="54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26pt" fo:language="en" fo:country="US"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 fo:font-size="22pt" fo:language="en" fo:country="US"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3465a4" loext:opacity="10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26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19in" svg:stroke-color="#e8a202" draw:marker-start="" draw:marker-start-width="0.1063in" draw:marker-start-center="false" draw:marker-end="" draw:marker-end-width="0.1063in" draw:marker-end-center="false" draw:stroke-linejoin="round" svg:stroke-linecap="round" draw:fill="solid" draw:fill-color="#ffd428" draw:textarea-horizontal-align="justify" draw:textarea-vertical-align="middle" draw:auto-grow-height="false" draw:fit-to-size="false" style:shrink-to-fit="false" fo:min-height="1.102in" fo:min-width="1.0035in" fo:padding-top="0.0583in" fo:padding-bottom="0.0583in" fo:padding-left="0.1075in" fo:padding-right="0.1075in" fo:wrap-option="wrap" draw:shadow="visible" draw:shadow-offset-x="0.028in" draw:shadow-offset-y="0.028in" draw:shadow-color="#cccccc" loext:decorative="false" style:run-through="foreground"/>
    </style:style>
    <style:style style:name="gr4" style:family="graphic">
      <style:graphic-properties draw:stroke="solid" svg:stroke-width="0.0319in" svg:stroke-color="#ed4c05" draw:marker-start="" draw:marker-start-width="0.1063in" draw:marker-start-center="false" draw:marker-end="" draw:marker-end-width="0.1063in" draw:marker-end-center="false" draw:stroke-linejoin="round" svg:stroke-linecap="round" draw:fill="solid" draw:fill-color="#ff5429" draw:textarea-horizontal-align="justify" draw:textarea-vertical-align="middle" draw:auto-grow-height="false" draw:fit-to-size="false" style:shrink-to-fit="false" fo:min-height="1.102in" fo:min-width="1.0028in" fo:padding-top="0.0583in" fo:padding-bottom="0.0583in" fo:padding-left="0.1075in" fo:padding-right="0.1075in" fo:wrap-option="wrap" draw:shadow="visible" draw:shadow-offset-x="0.028in" draw:shadow-offset-y="0.028in" draw:shadow-color="#cccccc" loext:decorative="false" style:run-through="foreground"/>
    </style:style>
    <style:style style:name="gr5" style:family="graphic">
      <style:graphic-properties draw:stroke="solid" svg:stroke-width="0.0319in" svg:stroke-color="#ea7500" draw:marker-start="" draw:marker-start-width="0.1063in" draw:marker-start-center="false" draw:marker-end="" draw:marker-end-width="0.1063in" draw:marker-end-center="false" draw:stroke-linejoin="round" svg:stroke-linecap="round" draw:fill="solid" draw:fill-color="#ff860d" draw:textarea-horizontal-align="justify" draw:textarea-vertical-align="middle" draw:auto-grow-height="false" draw:fit-to-size="false" style:shrink-to-fit="false" fo:min-height="1.102in" fo:min-width="1.0028in" fo:padding-top="0.0583in" fo:padding-bottom="0.0583in" fo:padding-left="0.1075in" fo:padding-right="0.1075in" fo:wrap-option="wrap" draw:shadow="visible" draw:shadow-offset-x="0.028in" draw:shadow-offset-y="0.028in" draw:shadow-color="#cccccc" loext:decorative="false" style:run-through="foreground"/>
    </style:style>
    <style:style style:name="gr6"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none" draw:fill-color="#ffffff" draw:opacity="90%" draw:textarea-horizontal-align="justify" draw:textarea-vertical-align="middle" draw:auto-grow-height="false" fo:min-height="0.211in" fo:min-width="0.2189in" fo:padding-top="0.2709in" fo:padding-bottom="0.2709in" fo:padding-left="0.2709in" fo:padding-right="0.2709in" fo:wrap-option="wrap" draw:shadow="hidden" draw:shadow-offset-x="-0.028in" draw:shadow-offset-y="0in" draw:shadow-color="#bbe33d" draw:shadow-opacity="100%" style:writing-mode="lr-tb" loext:decorative="false" style:run-through="foreground"/>
      <style:paragraph-properties style:writing-mode="lr-tb"/>
    </style:style>
    <style:style style:name="gr7"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solid" draw:fill-color="#ffffff" draw:opacity="70%" draw:textarea-horizontal-align="justify" draw:textarea-vertical-align="middle" draw:auto-grow-height="false" fo:min-height="0.2252in" fo:min-width="1.4972in" fo:padding-top="0.2638in" fo:padding-bottom="0.2638in" fo:padding-left="0.2638in" fo:padding-right="0.2638in" fo:wrap-option="wrap" draw:shadow="visible" draw:shadow-offset-x="-0.028in" draw:shadow-offset-y="0in" draw:shadow-color="#bbe33d" draw:shadow-opacity="100%" style:writing-mode="lr-tb" loext:decorative="false" style:run-through="foreground"/>
      <style:paragraph-properties style:writing-mode="lr-tb"/>
    </style:style>
    <style:style style:name="gr8"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none" draw:fill-color="#ffffff" draw:opacity="90%" draw:textarea-horizontal-align="justify" draw:textarea-vertical-align="middle" draw:auto-grow-height="false" fo:min-height="0.2118in" fo:min-width="0.2173in" fo:padding-top="0.2709in" fo:padding-bottom="0.2709in" fo:padding-left="0.2709in" fo:padding-right="0.2709in" fo:wrap-option="wrap" draw:shadow="hidden" draw:shadow-offset-x="-0.028in" draw:shadow-offset-y="0in" draw:shadow-color="#ffd428" draw:shadow-opacity="100%" style:writing-mode="lr-tb" loext:decorative="false" style:run-through="foreground"/>
      <style:paragraph-properties style:writing-mode="lr-tb"/>
    </style:style>
    <style:style style:name="gr9"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solid" draw:fill-color="#ffffff" draw:opacity="70%" draw:textarea-horizontal-align="justify" draw:textarea-vertical-align="middle" draw:auto-grow-height="false" fo:min-height="0.2252in" fo:min-width="1.5071in" fo:padding-top="0.2638in" fo:padding-bottom="0.2638in" fo:padding-left="0.2638in" fo:padding-right="0.2638in" fo:wrap-option="wrap" draw:shadow="visible" draw:shadow-offset-x="-0.028in" draw:shadow-offset-y="0in" draw:shadow-color="#ffd428" draw:shadow-opacity="100%" style:writing-mode="lr-tb" loext:decorative="false" style:run-through="foreground"/>
      <style:paragraph-properties style:writing-mode="lr-tb"/>
    </style:style>
    <style:style style:name="gr10"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none" draw:fill-color="#ffffff" draw:opacity="90%" draw:textarea-horizontal-align="justify" draw:textarea-vertical-align="middle" draw:auto-grow-height="false" fo:min-height="0.211in" fo:min-width="0.2181in" fo:padding-top="0.2709in" fo:padding-bottom="0.2709in" fo:padding-left="0.2709in" fo:padding-right="0.2709in" fo:wrap-option="wrap" draw:shadow="hidden" draw:shadow-offset-x="-0.028in" draw:shadow-offset-y="0in" draw:shadow-color="#5983b0" draw:shadow-opacity="100%" style:writing-mode="lr-tb" loext:decorative="false" style:run-through="foreground"/>
      <style:paragraph-properties style:writing-mode="lr-tb"/>
    </style:style>
    <style:style style:name="gr11"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solid" draw:fill-color="#ffffff" draw:opacity="70%" draw:textarea-horizontal-align="justify" draw:textarea-vertical-align="middle" draw:auto-grow-height="false" fo:min-height="0.2256in" fo:min-width="1.5154in" fo:padding-top="0.2638in" fo:padding-bottom="0.2638in" fo:padding-left="0.2638in" fo:padding-right="0.2638in" fo:wrap-option="wrap" draw:shadow="visible" draw:shadow-offset-x="-0.028in" draw:shadow-offset-y="0in" draw:shadow-color="#5983b0" draw:shadow-opacity="100%" style:writing-mode="lr-tb" loext:decorative="false" style:run-through="foreground"/>
      <style:paragraph-properties style:writing-mode="lr-tb"/>
    </style:style>
    <style:style style:name="gr12"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none" draw:fill-color="#ffffff" draw:opacity="90%" draw:textarea-horizontal-align="justify" draw:textarea-vertical-align="middle" draw:auto-grow-height="false" fo:min-height="0.211in" fo:min-width="0.2193in" fo:padding-top="0.2709in" fo:padding-bottom="0.2709in" fo:padding-left="0.2709in" fo:padding-right="0.2709in" fo:wrap-option="wrap" draw:shadow="hidden" draw:shadow-offset-x="-0.028in" draw:shadow-offset-y="0in" draw:shadow-color="#ff5429" draw:shadow-opacity="100%" style:writing-mode="lr-tb" loext:decorative="false" style:run-through="foreground"/>
      <style:paragraph-properties style:writing-mode="lr-tb"/>
    </style:style>
    <style:style style:name="gr13"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solid" draw:fill-color="#ffffff" draw:opacity="70%" draw:textarea-horizontal-align="justify" draw:textarea-vertical-align="middle" draw:auto-grow-height="false" fo:min-height="0.2252in" fo:min-width="1.4965in" fo:padding-top="0.2638in" fo:padding-bottom="0.2638in" fo:padding-left="0.2638in" fo:padding-right="0.2638in" fo:wrap-option="wrap" draw:shadow="visible" draw:shadow-offset-x="-0.028in" draw:shadow-offset-y="0in" draw:shadow-color="#ff5429" draw:shadow-opacity="100%" style:writing-mode="lr-tb" loext:decorative="false" style:run-through="foreground"/>
      <style:paragraph-properties style:writing-mode="lr-tb"/>
    </style:style>
    <style:style style:name="gr14"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none" draw:fill-color="#ffffff" draw:opacity="90%" draw:textarea-horizontal-align="justify" draw:textarea-vertical-align="middle" draw:auto-grow-height="false" fo:min-height="0.2118in" fo:min-width="0.2189in" fo:padding-top="0.2709in" fo:padding-bottom="0.2709in" fo:padding-left="0.2709in" fo:padding-right="0.2709in" fo:wrap-option="wrap" draw:shadow="hidden" draw:shadow-offset-x="-0.028in" draw:shadow-offset-y="0in" draw:shadow-color="#999999" draw:shadow-opacity="100%" style:writing-mode="lr-tb" loext:decorative="false" style:run-through="foreground"/>
      <style:paragraph-properties style:writing-mode="lr-tb"/>
    </style:style>
    <style:style style:name="gr15"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solid" draw:fill-color="#ffffff" draw:opacity="70%" draw:textarea-horizontal-align="justify" draw:textarea-vertical-align="middle" draw:auto-grow-height="false" fo:min-height="0.2252in" fo:min-width="1.5055in" fo:padding-top="0.2638in" fo:padding-bottom="0.2638in" fo:padding-left="0.2638in" fo:padding-right="0.2638in" fo:wrap-option="wrap" draw:shadow="visible" draw:shadow-offset-x="-0.028in" draw:shadow-offset-y="0in" draw:shadow-color="#999999" draw:shadow-opacity="100%" style:writing-mode="lr-tb" loext:decorative="false" style:run-through="foreground"/>
      <style:paragraph-properties style:writing-mode="lr-tb"/>
    </style:style>
    <style:style style:name="gr16"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none" draw:fill-color="#ffffff" draw:opacity="90%" draw:textarea-horizontal-align="justify" draw:textarea-vertical-align="middle" draw:auto-grow-height="false" fo:min-height="0.211in" fo:min-width="0.2181in" fo:padding-top="0.2709in" fo:padding-bottom="0.2709in" fo:padding-left="0.2709in" fo:padding-right="0.2709in" fo:wrap-option="wrap" draw:shadow="hidden" draw:shadow-offset-x="-0.028in" draw:shadow-offset-y="0in" draw:shadow-color="#d62e4e" draw:shadow-opacity="100%" style:writing-mode="lr-tb" loext:decorative="false" style:run-through="foreground"/>
      <style:paragraph-properties style:writing-mode="lr-tb"/>
    </style:style>
    <style:style style:name="gr17" style:family="graphic">
      <style:graphic-properties draw:stroke="none" draw:stroke-dash="Dashed_20__28_var_29__20_4" svg:stroke-width="0.0138in" svg:stroke-color="#5eb91e" draw:marker-start="" draw:marker-start-width="0.0575in" draw:marker-start-center="false" draw:marker-end="" draw:marker-end-width="0.0575in" draw:marker-end-center="false" draw:fill="solid" draw:fill-color="#ffffff" draw:opacity="70%" draw:textarea-horizontal-align="justify" draw:textarea-vertical-align="middle" draw:auto-grow-height="false" fo:min-height="0.2256in" fo:min-width="1.5154in" fo:padding-top="0.2638in" fo:padding-bottom="0.2638in" fo:padding-left="0.2638in" fo:padding-right="0.2638in" fo:wrap-option="wrap" draw:shadow="visible" draw:shadow-offset-x="-0.028in" draw:shadow-offset-y="0in" draw:shadow-color="#d62e4e" draw:shadow-opacity="100%" style:writing-mode="lr-tb" loext:decorative="false" style:run-through="foreground"/>
      <style:paragraph-properties style:writing-mode="lr-tb"/>
    </style:style>
    <style:style style:name="gr18" style:family="graphic">
      <style:graphic-properties draw:stroke="none" draw:stroke-dash="Dashed_20__28_var_29__20_4" svg:stroke-width="0.0417in" svg:stroke-color="#3465a4" draw:marker-start="" draw:marker-start-width="0.1417in" draw:marker-start-center="false" draw:marker-end="" draw:marker-end-width="0.1417in" draw:marker-end-center="false" svg:stroke-opacity="100%" draw:fill="solid" draw:fill-color="#bbe33d" draw:opacity="70%" draw:textarea-horizontal-align="justify" draw:textarea-vertical-align="middle" draw:auto-grow-height="false" fo:min-height="0.4811in" fo:min-width="5.6591in" fo:padding-top="0.0701in" fo:padding-bottom="0.0701in" fo:padding-left="0.1193in" fo:padding-right="0.1193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none" draw:stroke-dash="Dashed_20__28_var_29__20_4" svg:stroke-width="0.0417in" svg:stroke-color="#3465a4" draw:marker-start="" draw:marker-start-width="0.1417in" draw:marker-start-center="false" draw:marker-end="" draw:marker-end-width="0.1417in" draw:marker-end-center="false" svg:stroke-opacity="100%" draw:fill="solid" draw:fill-color="#ffd428" draw:opacity="70%" draw:textarea-horizontal-align="justify" draw:textarea-vertical-align="middle" draw:auto-grow-height="false" fo:min-height="0.4811in" fo:min-width="5.6591in" fo:padding-top="0.0701in" fo:padding-bottom="0.0701in" fo:padding-left="0.1193in" fo:padding-right="0.1193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none" draw:stroke-dash="Dashed_20__28_var_29__20_4" svg:stroke-width="0.0417in" svg:stroke-color="#3465a4" draw:marker-start="" draw:marker-start-width="0.1417in" draw:marker-start-center="false" draw:marker-end="" draw:marker-end-width="0.1417in" draw:marker-end-center="false" svg:stroke-opacity="100%" draw:fill="solid" draw:fill-color="#ff860d" draw:opacity="70%" draw:textarea-horizontal-align="justify" draw:textarea-vertical-align="middle" draw:auto-grow-height="false" fo:min-height="0.4811in" fo:min-width="5.6591in" fo:padding-top="0.0701in" fo:padding-bottom="0.0701in" fo:padding-left="0.1193in" fo:padding-right="0.1193in" fo:wrap-option="wrap" draw:shadow="hidden" draw:shadow-offset-x="0.0783in" draw:shadow-offset-y="0.0783in" draw:shadow-color="#808080" style:writing-mode="lr-tb" loext:decorative="false" style:run-through="foreground"/>
      <style:paragraph-properties style:writing-mode="lr-tb"/>
    </style:style>
    <style:style style:name="gr21" style:family="graphic">
      <style:graphic-properties draw:stroke="none" draw:stroke-dash="Dashed_20__28_var_29__20_4" svg:stroke-width="0.0417in" svg:stroke-color="#3465a4" draw:marker-start="" draw:marker-start-width="0.1417in" draw:marker-start-center="false" draw:marker-end="" draw:marker-end-width="0.1417in" draw:marker-end-center="false" draw:fill="solid" draw:fill-color="#bbe33d" draw:textarea-horizontal-align="justify" draw:textarea-vertical-align="middle" draw:auto-grow-height="false" fo:min-height="0.7917in" fo:min-width="0.6929in" fo:padding-top="0.0701in" fo:padding-bottom="0.0701in" fo:padding-left="0.1193in" fo:padding-right="0.1193in" fo:wrap-option="wrap" draw:shadow="hidden" draw:shadow-offset-x="0.0783in" draw:shadow-offset-y="0.0783in" draw:shadow-color="#808080" loext:decorative="false" style:run-through="foreground"/>
    </style:style>
    <style:style style:name="gr22" style:family="graphic">
      <style:graphic-properties draw:stroke="none" draw:stroke-dash="Dashed_20__28_var_29__20_4" svg:stroke-width="0.0417in" svg:stroke-color="#3465a4" draw:marker-start="" draw:marker-start-width="0.1417in" draw:marker-start-center="false" draw:marker-end="" draw:marker-end-width="0.1417in" draw:marker-end-center="false" draw:fill="solid" draw:fill-color="#ffd428" draw:textarea-horizontal-align="justify" draw:textarea-vertical-align="middle" draw:auto-grow-height="false" fo:min-height="0.7917in" fo:min-width="0.6929in" fo:padding-top="0.0701in" fo:padding-bottom="0.0701in" fo:padding-left="0.1193in" fo:padding-right="0.1193in" fo:wrap-option="wrap" draw:shadow="hidden" draw:shadow-offset-x="0.0783in" draw:shadow-offset-y="0.0783in" draw:shadow-color="#808080" loext:decorative="false" style:run-through="foreground"/>
    </style:style>
    <style:style style:name="gr23" style:family="graphic">
      <style:graphic-properties draw:stroke="none" draw:stroke-dash="Dashed_20__28_var_29__20_4" svg:stroke-width="0.0417in" svg:stroke-color="#3465a4" draw:marker-start="" draw:marker-start-width="0.1417in" draw:marker-start-center="false" draw:marker-end="" draw:marker-end-width="0.1417in" draw:marker-end-center="false" draw:fill="solid" draw:fill-color="#ff860d" draw:textarea-horizontal-align="justify" draw:textarea-vertical-align="middle" draw:auto-grow-height="false" fo:min-height="0.7917in" fo:min-width="0.6929in" fo:padding-top="0.0701in" fo:padding-bottom="0.0701in" fo:padding-left="0.1193in" fo:padding-right="0.1193in" fo:wrap-option="wrap" draw:shadow="hidden" draw:shadow-offset-x="0.0783in" draw:shadow-offset-y="0.0783in" draw:shadow-color="#808080" loext:decorative="false" style:run-through="foreground"/>
    </style:style>
    <style:style style:name="gr24" style:family="graphic">
      <style:graphic-properties draw:stroke="none" draw:stroke-dash="Dashed_20__28_var_29__20_4" svg:stroke-width="0.0417in" svg:stroke-color="#3465a4" draw:marker-start="" draw:marker-start-width="0.1417in" draw:marker-start-center="false" draw:marker-end="" draw:marker-end-width="0.1417in" draw:marker-end-center="false" svg:stroke-opacity="100%" draw:fill="solid" draw:fill-color="#d62e4e" draw:opacity="70%" draw:textarea-horizontal-align="justify" draw:textarea-vertical-align="middle" draw:auto-grow-height="false" fo:min-height="0.4807in" fo:min-width="5.6591in" fo:padding-top="0.0701in" fo:padding-bottom="0.0701in" fo:padding-left="0.1193in" fo:padding-right="0.1193in" fo:wrap-option="wrap" draw:shadow="hidden" draw:shadow-offset-x="0.0783in" draw:shadow-offset-y="0.0783in" draw:shadow-color="#808080" style:writing-mode="lr-tb" loext:decorative="false" style:run-through="foreground"/>
      <style:paragraph-properties style:writing-mode="lr-tb"/>
    </style:style>
    <style:style style:name="gr25" style:family="graphic">
      <style:graphic-properties draw:stroke="none" draw:stroke-dash="Dashed_20__28_var_29__20_4" svg:stroke-width="0.0417in" svg:stroke-color="#3465a4" draw:marker-start="" draw:marker-start-width="0.1417in" draw:marker-start-center="false" draw:marker-end="" draw:marker-end-width="0.1417in" draw:marker-end-center="false" draw:fill="solid" draw:fill-color="#d62e4e" draw:textarea-horizontal-align="justify" draw:textarea-vertical-align="middle" draw:auto-grow-height="false" fo:min-height="0.7917in" fo:min-width="0.6929in" fo:padding-top="0.0701in" fo:padding-bottom="0.0701in" fo:padding-left="0.1193in" fo:padding-right="0.1193in" fo:wrap-option="wrap" draw:shadow="hidden" draw:shadow-offset-x="0.0783in" draw:shadow-offset-y="0.0783in" draw:shadow-color="#808080" loext:decorative="false" style:run-through="foreground"/>
    </style:style>
    <style:style style:name="gr26" style:family="graphic">
      <style:graphic-properties draw:stroke="solid" draw:stroke-dash="Dashed_20__28_var_29__20_4" svg:stroke-width="0.0319in" svg:stroke-color="#000000" draw:marker-start="" draw:marker-start-width="0.1264in" draw:marker-start-center="false" draw:marker-end="" draw:marker-end-width="0.1264in" draw:marker-end-center="false" draw:fill="solid" draw:fill-color="#ffffff" draw:textarea-horizontal-align="justify" draw:textarea-vertical-align="middle" draw:auto-grow-height="false" fo:min-height="1.7362in" fo:min-width="1.7547in" fo:padding-top="0.0654in" fo:padding-bottom="0.0654in" fo:padding-left="0.1138in" fo:padding-right="0.1138in" fo:wrap-option="wrap" draw:shadow="hidden" draw:shadow-offset-x="0.0783in" draw:shadow-offset-y="0.0783in" draw:shadow-color="#808080" style:writing-mode="lr-tb" loext:decorative="false" style:run-through="foreground"/>
      <style:paragraph-properties style:writing-mode="lr-tb"/>
    </style:style>
    <style:style style:name="gr27" style:family="graphic">
      <style:graphic-properties draw:stroke="solid" draw:stroke-dash="Dashed_20__28_var_29__20_4" svg:stroke-width="0.0319in" svg:stroke-color="#000000" draw:marker-start="" draw:marker-start-width="0.1264in" draw:marker-start-center="false" draw:marker-end="" draw:marker-end-width="0.1264in" draw:marker-end-center="false" draw:fill="solid" draw:fill-color="#000000" draw:textarea-horizontal-align="justify" draw:textarea-vertical-align="middle" draw:auto-grow-height="false" fo:min-height="0.6126in" fo:min-width="1.8681in" fo:padding-top="0.0654in" fo:padding-bottom="0.0654in" fo:padding-left="0.1138in" fo:padding-right="0.1138in" fo:wrap-option="wrap" draw:shadow="hidden" draw:shadow-offset-x="0.0783in" draw:shadow-offset-y="0.0783in" draw:shadow-color="#808080" style:writing-mode="lr-tb" loext:decorative="false" style:run-through="foreground"/>
      <style:paragraph-properties style:writing-mode="lr-tb"/>
    </style:style>
    <style:style style:name="gr28" style:family="graphic">
      <style:graphic-properties draw:stroke="solid" draw:stroke-dash="Dashed_20__28_var_29__20_4" svg:stroke-width="0.0319in" svg:stroke-color="#3465a4" draw:marker-start="" draw:marker-start-width="0.1264in" draw:marker-start-center="false" draw:marker-end="" draw:marker-end-width="0.1264in" draw:marker-end-center="false" draw:fill="solid" draw:fill-color="#ffffff" draw:textarea-horizontal-align="justify" draw:textarea-vertical-align="middle" draw:auto-grow-height="false" fo:min-height="1.6252in" fo:min-width="1.8563in" fo:padding-top="0.0654in" fo:padding-bottom="0.0654in" fo:padding-left="0.1138in" fo:padding-right="0.1138in" fo:wrap-option="wrap" draw:shadow="hidden" draw:shadow-offset-x="0.0783in" draw:shadow-offset-y="0.0783in" draw:shadow-color="#808080" style:writing-mode="lr-tb" loext:decorative="false" style:run-through="foreground"/>
      <style:paragraph-properties style:writing-mode="lr-tb"/>
    </style:style>
    <style:style style:name="gr29" style:family="graphic">
      <style:graphic-properties draw:stroke="solid" draw:stroke-dash="Dashed_20__28_var_29__20_4" svg:stroke-width="0.0319in" svg:stroke-color="#3465a4" draw:marker-start="" draw:marker-start-width="0.1264in" draw:marker-start-center="false" draw:marker-end="" draw:marker-end-width="0.1264in" draw:marker-end-center="false" draw:fill="solid" draw:fill-color="#729fcf" draw:textarea-horizontal-align="justify" draw:textarea-vertical-align="middle" draw:auto-grow-height="false" fo:min-height="0.5681in" fo:min-width="1.9634in" fo:padding-top="0.0654in" fo:padding-bottom="0.0654in" fo:padding-left="0.1138in" fo:padding-right="0.1138in" fo:wrap-option="wrap" draw:shadow="hidden" draw:shadow-offset-x="0.0783in" draw:shadow-offset-y="0.0783in" draw:shadow-color="#808080" style:writing-mode="lr-tb" loext:decorative="false" style:run-through="foreground"/>
      <style:paragraph-properties style:writing-mode="lr-tb"/>
    </style:style>
    <style:style style:name="gr30" style:family="graphic">
      <style:graphic-properties draw:stroke="solid" svg:stroke-width="0.0138in" svg:stroke-color="#666666" draw:marker-start="" draw:marker-start-width="0.0992in" draw:marker-start-center="false" draw:marker-end="" draw:marker-end-width="0.0992in" draw:marker-end-center="false" draw:fill="solid" draw:fill-color="#b2b2b2" draw:textarea-horizontal-align="justify" draw:textarea-vertical-align="middle" draw:auto-grow-height="false" fo:min-height="0in" fo:min-width="0.0508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3faf46" draw:marker-start="" draw:marker-start-width="0.0992in" draw:marker-start-center="false" draw:marker-end="" draw:marker-end-width="0.0992in" draw:marker-end-center="false" draw:fill="solid" draw:fill-color="#3faf46" draw:textarea-horizontal-align="justify" draw:textarea-vertical-align="middle" draw:auto-grow-height="false" fo:min-height="0.0161in" fo:min-width="0.1217in" fo:padding-top="0.0547in" fo:padding-bottom="0.0547in" fo:padding-left="0.0043in" fo:padding-right="0in" fo:wrap-option="wrap" draw:shadow="hidden" draw:shadow-offset-x="0.0783in" draw:shadow-offset-y="0.0783in" draw:shadow-color="#808080" style:writing-mode="lr-tb" loext:decorative="false" style:run-through="foreground"/>
      <style:paragraph-properties style:writing-mode="lr-tb"/>
    </style:style>
    <style:style style:name="gr32" style:family="graphic">
      <style:graphic-properties draw:stroke="solid" draw:stroke-dash="Dashed_20__28_var_29__20_4" svg:stroke-width="0.0209in" svg:stroke-color="#ffffff" draw:marker-start="" draw:marker-start-width="0.0799in" draw:marker-start-center="false" draw:marker-end="" draw:marker-end-width="0.0799in" draw:marker-end-center="false" draw:stroke-linejoin="round" svg:stroke-linecap="round" draw:fill="solid" draw:fill-color="#729fcf" draw:textarea-horizontal-align="center" draw:textarea-vertical-align="middle" fo:padding-top="0.0598in" fo:padding-bottom="0.0598in" fo:padding-left="0.1083in" fo:padding-right="0.1083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666666" draw:marker-start="" draw:marker-start-width="0.0992in" draw:marker-start-center="false" draw:marker-end="" draw:marker-end-width="0.0992in" draw:marker-end-center="false" draw:fill="solid" draw:fill-color="#b2b2b2" draw:textarea-horizontal-align="left" draw:textarea-vertical-align="middle" draw:auto-grow-height="false" fo:min-height="0in" fo:min-width="0.2484in" fo:padding-top="0.0563in" fo:padding-bottom="0.0547in" fo:padding-left="0.0118in" fo:padding-right="0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ff3838" draw:marker-start="" draw:marker-start-width="0.0992in" draw:marker-start-center="false" draw:marker-end="" draw:marker-end-width="0.0992in" draw:marker-end-center="false" draw:fill="solid" draw:fill-color="#ff3838" draw:textarea-horizontal-align="left" draw:textarea-vertical-align="middle" draw:auto-grow-height="false" fo:min-height="0.0146in" fo:min-width="0.1138in" fo:padding-top="0.0563in" fo:padding-bottom="0.0547in" fo:padding-left="0.0118in" fo:padding-right="0in" fo:wrap-option="wrap" draw:shadow="hidden" draw:shadow-offset-x="0.0783in" draw:shadow-offset-y="0.0783in" draw:shadow-color="#808080" style:writing-mode="lr-tb" loext:decorative="false" style:run-through="foreground"/>
      <style:paragraph-properties style:writing-mode="lr-tb"/>
    </style:style>
    <style:style style:name="gr35" style:family="graphic">
      <style:graphic-properties draw:stroke="solid" draw:stroke-dash="Dashed_20__28_var_29__20_4" svg:stroke-width="0.0209in" svg:stroke-color="#ffffff" draw:marker-start="" draw:marker-start-width="0.0783in" draw:marker-start-center="false" draw:marker-end="" draw:marker-end-width="0.0783in" draw:marker-end-center="false" draw:stroke-linejoin="round" svg:stroke-linecap="round" draw:fill="solid" draw:fill-color="#729fcf" draw:textarea-horizontal-align="center" draw:textarea-vertical-align="middle" fo:padding-top="0.0598in" fo:padding-bottom="0.0598in" fo:padding-left="0.1083in" fo:padding-right="0.1083in" fo:wrap-option="wrap" draw:shadow="hidden" draw:shadow-offset-x="0.0783in" draw:shadow-offset-y="0.0783in" draw:shadow-color="#808080" loext:decorative="false" style:run-through="foreground"/>
    </style:style>
    <style:style style:name="gr36" style:family="graphic">
      <style:graphic-properties draw:stroke="solid" svg:stroke-width="0.0071in" svg:stroke-color="#069a2e" draw:marker-start="" draw:marker-start-width="0.0898in" draw:marker-start-center="false" draw:marker-end="" draw:marker-end-width="0.0898in" draw:marker-end-center="false" draw:fill="solid" draw:fill-color="#77bc65" draw:opacity="50%" draw:textarea-horizontal-align="justify" draw:textarea-vertical-align="middle" draw:auto-grow-height="false" fo:min-height="0.0366in" fo:min-width="0in" fo:padding-top="0.0528in" fo:padding-bottom="0.0528in" fo:padding-left="0.102in" fo:padding-right="0.102in" fo:wrap-option="wrap" draw:shadow="hidden" draw:shadow-offset-x="0.0783in" draw:shadow-offset-y="0.0783in" draw:shadow-color="#808080" loext:decorative="false" style:run-through="foreground"/>
    </style:style>
    <style:style style:name="gr37" style:family="graphic">
      <style:graphic-properties draw:stroke="solid" svg:stroke-width="0.0071in" svg:stroke-color="#069a2e" draw:marker-start="" draw:marker-start-width="0.0898in" draw:marker-start-center="false" draw:marker-end="" draw:marker-end-width="0.0898in" draw:marker-end-center="false" draw:fill="none" draw:fill-color="#729fcf" draw:textarea-horizontal-align="justify" draw:textarea-vertical-align="middle" draw:auto-grow-height="false" fo:min-height="0in" fo:min-width="0in" fo:padding-top="0.0528in" fo:padding-bottom="0.0528in" fo:padding-left="0.102in" fo:padding-right="0.102in" fo:wrap-option="wrap" draw:shadow="hidden" draw:shadow-offset-x="0.0783in" draw:shadow-offset-y="0.0783in" draw:shadow-color="#808080" loext:decorative="false" style:run-through="foreground"/>
    </style:style>
    <style:style style:name="gr38" style:family="graphic">
      <style:graphic-properties draw:stroke="solid" svg:stroke-width="0.0071in" svg:stroke-color="#069a2e" draw:marker-start="" draw:marker-start-width="0.0898in" draw:marker-start-center="false" draw:marker-end="" draw:marker-end-width="0.0898in" draw:marker-end-center="false" draw:fill="solid" draw:fill-color="#729fcf" draw:textarea-horizontal-align="justify" draw:textarea-vertical-align="middle" fo:padding-top="0.0528in" fo:padding-bottom="0.0528in" fo:padding-left="0.102in" fo:padding-right="0.102in" fo:wrap-option="wrap" draw:shadow="hidden" draw:shadow-offset-x="0.0783in" draw:shadow-offset-y="0.0783in" draw:shadow-color="#808080" loext:decorative="false" style:run-through="foreground"/>
    </style:style>
    <style:style style:name="gr39" style:family="graphic">
      <style:graphic-properties draw:stroke="solid" draw:stroke-dash="Dashed_20__28_var_29__20_2" svg:stroke-width="0.0118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673in" fo:min-width="0.9736in" fo:padding-top="0.0492in" fo:padding-bottom="0.0492in" fo:padding-left="0.0984in" fo:padding-right="0.0984in" fo:wrap-option="no-wrap" draw:shadow="hidden" draw:shadow-offset-x="0.0118in" draw:shadow-offset-y="0.0118in" draw:shadow-color="#808080"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text:p>
      <text:p text:style-name="P9"><text:span text:style-name="T3"/></text:p>
      <text:p text:style-name="P9"><text:span text:style-name="T3"/></text:p>
      <text:p text:style-name="P9"><text:span text:style-name="T3"/></text:p>
      <text:p text:style-name="P9"><text:span text:style-name="T3"/></text:p>
      <text:p text:style-name="P11"><draw:custom-shape text:anchor-type="paragraph" draw:z-index="0" draw:name="Tape" draw:style-name="gr39" draw:text-style-name="P112" svg:width="1.1705in" svg:height="0.7803in" svg:x="2.748in" svg:y="0.5307in"><text:p/><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span text:style-name="T27">P</text:span>ersonal Action Plan </text:p>
      <text:p text:style-name="P11">2025</text:p>
      <text:p text:style-name="P9"><text:span text:style-name="T3"/></text:p>
      <text:p text:style-name="P9"><draw:g text:anchor-type="paragraph" draw:z-index="13" draw:name="3-circle-arrow" draw:style-name="gr2"><draw:custom-shape draw:name="Pfeil: gebogen 19_ 1" draw:style-name="gr3" draw:text-style-name="P64" svg:width="1.9689in" svg:height="1.9689in" svg:x="2.3602in" svg:y="0.4047in"><text:p/><draw:enhanced-geometry draw:mirror-horizontal="false" draw:mirror-vertical="false" svg:viewBox="0 0 0 0" draw:text-areas="?f193 ?f195 ?f194 ?f196" draw:type="ooxml-circularArrow" draw:modifiers="12500 1142319 20457681 14673235.9607819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4" draw:text-style-name="P65" svg:width="1.9685in" svg:height="1.9689in" draw:transform="rotate (2.0943951023932) translate (2.98402777777778in 2.73333333333333in)"><text:p/><draw:enhanced-geometry draw:mirror-horizontal="false" draw:mirror-vertical="false" svg:viewBox="0 0 0 0" draw:text-areas="?f193 ?f195 ?f194 ?f196" draw:type="ooxml-circularArrow" draw:modifiers="12500 1142319 20457681 14699935.8090509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3" draw:style-name="gr5" draw:text-style-name="P66" svg:width="1.9685in" svg:height="1.9689in" draw:transform="skewX (-7.44609181355018E-017) rotate (-2.0947441682436) translate (4.68888888888889in 1.02916666666667in)"><text:p/><draw:enhanced-geometry draw:mirror-horizontal="false" draw:mirror-vertical="false" svg:viewBox="0 0 0 0" draw:text-areas="?f193 ?f195 ?f194 ?f196" draw:type="ooxml-circularArrow" draw:modifiers="12500 1142319 20457681 14742682.9905043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draw:frame text:anchor-type="paragraph" draw:z-index="14" draw:name="Text Frame 1" draw:style-name="gr1" draw:text-style-name="P63" svg:width="5.7425in" svg:height="2.2657in" svg:x="0.5465in" svg:y="0.3154in"><draw:text-box><text:p><text:span text:style-name="T29">It is very important to make a plan because living without a plan is like a blind </text:span><text:span text:style-name="T29">working without aware of what is in front,around and behind. Someone said “ If you </text:span><text:span text:style-name="T29">target nothing you hit nothing or anything “. In 2025, I don’t want to hit anything or </text:span><text:span text:style-name="T29">nothing but, something. Living with plan is the only way of living otherwise is </text:span><text:span text:style-name="T29">counting days. </text:span></text:p></draw:text-box></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text:p>
      <text:p text:style-name="P9"><text:span text:style-name="T3"/></text:p>
      <text:p text:style-name="P9"><text:span text:style-name="T3"/></text:p>
      <text:p text:style-name="P34"><text:line-break/><text:line-break/>Personal Action Plan 2025</text:p>
      <text:p text:style-name="P10"/>
      <text:h text:style-name="P37" text:outline-level="1" text:is-list-header="true"/>
      <text:h text:style-name="P3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3070112148" text:style-name="Index_20_Link" text:visited-style-name="Index_20_Link">Introduction<text:tab/>3</text:a></text:p>
          <text:p text:style-name="P3"><text:a xlink:type="simple" xlink:href="#__RefHeading___Toc3_3070112148" text:style-name="Index_20_Link" text:visited-style-name="Index_20_Link">Current self assessment<text:tab/>4</text:a></text:p>
          <text:p text:style-name="P3"><text:a xlink:type="simple" xlink:href="#__RefHeading___Toc5_3070112148" text:style-name="Index_20_Link" text:visited-style-name="Index_20_Link">General Goals of 2025<text:tab/>4</text:a></text:p>
          <text:p text:style-name="P4"><text:a xlink:type="simple" xlink:href="#__RefHeading___Toc7_3070112148" text:style-name="Index_20_Link" text:visited-style-name="Index_20_Link">(1) Personal Development ( characters, mentally, health)<text:tab/>5</text:a></text:p>
          <text:p text:style-name="P4"><text:a xlink:type="simple" xlink:href="#__RefHeading___Toc9_3070112148" text:style-name="Index_20_Link" text:visited-style-name="Index_20_Link">(2) Educational<text:tab/>6</text:a></text:p>
          <text:p text:style-name="P5"><text:a xlink:type="simple" xlink:href="#__RefHeading___Toc31063_3070112148" text:style-name="Index_20_Link" text:visited-style-name="Index_20_Link">Professional Skills Development<text:tab/>7</text:a></text:p>
          <text:p text:style-name="P6"><text:a xlink:type="simple" xlink:href="#__RefHeading___Toc31065_3070112148" text:style-name="Index_20_Link" text:visited-style-name="Index_20_Link">Programming<text:tab/>7</text:a></text:p>
          <text:p text:style-name="P7"><text:a xlink:type="simple" xlink:href="#__RefHeading___Toc710_279754350" text:style-name="Index_20_Link" text:visited-style-name="Index_20_Link">2.1. Python<text:tab/>7</text:a></text:p>
          <text:p text:style-name="P7"><text:a xlink:type="simple" xlink:href="#__RefHeading___Toc712_279754350" text:style-name="Index_20_Link" text:visited-style-name="Index_20_Link">2.2. Android<text:tab/>7</text:a></text:p>
          <text:p text:style-name="P6"><text:a xlink:type="simple" xlink:href="#__RefHeading___Toc714_279754350" text:style-name="Index_20_Link" text:visited-style-name="Index_20_Link">Music<text:tab/>8</text:a></text:p>
          <text:p text:style-name="P7"><text:a xlink:type="simple" xlink:href="#__RefHeading___Toc716_279754350" text:style-name="Index_20_Link" text:visited-style-name="Index_20_Link">2.3. Acoustic Guitar<text:tab/>8</text:a></text:p>
          <text:p text:style-name="P7"><text:a xlink:type="simple" xlink:href="#__RefHeading___Toc718_279754350" text:style-name="Index_20_Link" text:visited-style-name="Index_20_Link">2.4. Piano<text:tab/>8</text:a></text:p>
          <text:p text:style-name="P5"><text:a xlink:type="simple" xlink:href="#__RefHeading___Toc31067_3070112148" text:style-name="Index_20_Link" text:visited-style-name="Index_20_Link">General Basic Skills<text:tab/>8</text:a></text:p>
          <text:p text:style-name="P7"><text:a xlink:type="simple" xlink:href="#__RefHeading___Toc720_279754350" text:style-name="Index_20_Link" text:visited-style-name="Index_20_Link">2.5. Driving License<text:tab/>8</text:a></text:p>
          <text:p text:style-name="P7"><text:a xlink:type="simple" xlink:href="#__RefHeading___Toc722_279754350" text:style-name="Index_20_Link" text:visited-style-name="Index_20_Link">2.6. English<text:tab/>8</text:a></text:p>
          <text:p text:style-name="P4"><text:a xlink:type="simple" xlink:href="#__RefHeading___Toc11_3070112148" text:style-name="Index_20_Link" text:visited-style-name="Index_20_Link">(3) Spiritual Growth<text:tab/>8</text:a></text:p>
          <text:p text:style-name="P4"><text:a xlink:type="simple" xlink:href="#__RefHeading___Toc13_3070112148" text:style-name="Index_20_Link" text:visited-style-name="Index_20_Link">(4) Economic development<text:tab/>8</text:a></text:p>
          <text:p text:style-name="P4"><text:a xlink:type="simple" xlink:href="#__RefHeading___Toc15_3070112148" text:style-name="Index_20_Link" text:visited-style-name="Index_20_Link">(5) Family and Social<text:tab/>8</text:a></text:p>
          <text:p text:style-name="P3"><text:a xlink:type="simple" xlink:href="#__RefHeading___Toc30871_3070112148" text:style-name="Index_20_Link" text:visited-style-name="Index_20_Link">Properties<text:tab/>9</text:a></text:p>
          <text:p text:style-name="P3"><text:a xlink:type="simple" xlink:href="#__RefHeading___Toc724_279754350" text:style-name="Index_20_Link" text:visited-style-name="Index_20_Link">Principles<text:tab/>9</text:a></text:p>
          <text:p text:style-name="P3"><text:a xlink:type="simple" xlink:href="#__RefHeading___Toc726_279754350" text:style-name="Index_20_Link" text:visited-style-name="Index_20_Link"><text:s/>Bibel Verses<text:tab/>10</text:a></text:p>
          <text:p text:style-name="P3"><text:a xlink:type="simple" xlink:href="#__RefHeading___Toc17_3070112148" text:style-name="Index_20_Link" text:visited-style-name="Index_20_Link">Conclusion<text:tab/>10</text:a></text:p>
        </text:index-body>
      </text:table-of-content>
      <text:p text:style-name="P8"/>
      <text:p text:style-name="P8"/>
      <text:p text:style-name="P8"/>
      <text:p text:style-name="P8"/>
      <text:h text:style-name="P37" text:outline-level="1" text:is-list-header="true"><text:bookmark-start text:name="__RefHeading___Toc1_3070112148"/><text:soft-page-break/>Introduction<text:bookmark-end text:name="__RefHeading___Toc1_3070112148"/></text:h>
      <text:p text:style-name="P33">It is very important to make a plan <text:span text:style-name="T4">because living without a plan is like a blind working without aware of what is in front,around and behind. Someone said “ If you target nothing you hit nothing or anything “. In 2025, I don’t want to hit anything or nothing but, something. Living with plan is the only way of living otherwise is counting days. </text:span></text:p>
      <text:p text:style-name="P33"><text:span text:style-name="T4">To make the future plan I only base on the God’s plan who is my creator. God is my creator </text:span><text:span text:style-name="T5">and He created me for a good purpose and my wish is to meet with </text:span><text:span text:style-name="T20">His plan</text:span><text:span text:style-name="T5"> every moment.</text:span></text:p>
      <text:p text:style-name="P32">My best wish in 2025 is to stay in the presence of God every time and every where in everything I will do. I want to surrender all of mine, my self, my time whatever I own, my skills and my treasure to the lord.</text:p>
      <text:p text:style-name="P32">Even though I will make decisions on my own, I will invite Jesus to be with me in every single decision to be made.</text:p>
      <text:h text:style-name="P38" text:outline-level="1"><text:bookmark-start text:name="__RefHeading___Toc3_3070112148"/>Current self <text:span text:style-name="T9">assessment</text:span><text:bookmark-end text:name="__RefHeading___Toc3_3070112148"/></text:h>
      <text:p text:style-name="P32">Currently I'm grateful for what God has done in 2024, He worked with me all the time, he filled me with joy and I have seen his love and mercy everyday. God never abandoned <text:s/>me as I committed to many sins He never left me alone He always protected me even though I was not perfect, in my weaknesses He kept loving me. <text:s/>I thank God for what He has done in 2024 in all aspects of my life He was so kind to me.</text:p>
      <text:p text:style-name="P32">From what I had planned to achieve in 2024, I thank God that 90% have been achieved. And am not disappointing for 10% which was not achieved because God did more than what I expected to get. I realized that <text:s/><text:span text:style-name="T6">those things which was not achieved some of them is due to my failure but what most encourage me is what is not attained yet because the right time has not yet came. I have hope to accomplish more in 2025.</text:span></text:p>
      <text:p text:style-name="P32"><text:s text:c="2"/></text:p>
      <text:p text:style-name="P31">In details, I’m very elated <text:span text:style-name="T7">for having achieved most important thing I had always dreamed to achieve in my life. I always want to live my life developing spiritually, and developing in music and technology. In 2024, I gained a lot of resources and I met with important people who taught very crucial lessons like Paddy Blessed MUSOKE who taught me Personal leadership, Vision, Servant leadership and Spirit filled leader. I always remember the lesson learnt from him and they changed my life a lot. </text:span></text:p>
      <text:p text:style-name="P31"><draw:g text:anchor-type="paragraph" draw:z-index="1" draw:name="face-happy" draw:style-name="gr2"><draw:custom-shape draw:style-name="gr36" draw:text-style-name="P110" svg:width="0.1996in" svg:height="0.2012in" svg:x="0.8937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11" svg:width="0.0287in" svg:height="0.0276in" svg:x="1.0157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11" svg:width="0.028in" svg:height="0.028in" svg:x="0.9429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38" draw:text-style-name="P108" svg:width="0.1232in" svg:height="0.0795in" draw:transform="rotate (-3.14159265358979) translate (1.05486111111111in 0.154166666666667in)" draw:kind="arc" draw:start-angle="352.32" draw:end-angle="189.54"><text:p/></draw:ellipse></draw:g><text:span text:style-name="T7">I am excited <text:s text:c="7"/>for the level achieved in programming and other all technical skills like multimedia, networking as well as new IT skills gained in 2024. I also thank God for the music skills I have for now.</text:span></text:p>
      <text:p text:style-name="P26">I thank God for being there in my studies, internship period, in everything I have seen the goodness of God.</text:p>
      <text:p text:style-name="P31"/>
      <text:h text:style-name="P37" text:outline-level="1"><text:bookmark-start text:name="__RefHeading___Toc5_3070112148"/><text:soft-page-break/><text:span text:style-name="T11">General </text:span>Goals <text:span text:style-name="T11">of 2025</text:span><text:bookmark-end text:name="__RefHeading___Toc5_3070112148"/></text:h>
      <text:p text:style-name="P19">2025 goals are subdivided into different categories as follows.</text:p>
      <text:list text:style-name="L2">
        <text:list-item>
          <text:p text:style-name="P54">Personal Development</text:p>
        </text:list-item>
        <text:list-item>
          <text:p text:style-name="P54">Educational</text:p>
        </text:list-item>
        <text:list-item>
          <text:p text:style-name="P53"><text:span text:style-name="T11">Spiritual </text:span><text:span text:style-name="T18">Growth</text:span></text:p>
        </text:list-item>
        <text:list-item>
          <text:p text:style-name="P54">Economic Development</text:p>
        </text:list-item>
        <text:list-item>
          <text:p text:style-name="P54">Family and Social</text:p>
        </text:list-item>
      </text:list>
      <text:p text:style-name="P19"/>
      <text:h text:style-name="Heading_20_2" text:outline-level="2"><text:bookmark-start text:name="__RefHeading___Toc7_3070112148"/>Personal <text:span text:style-name="T12">Development </text:span>( characters, mentally, health)<text:bookmark-end text:name="__RefHeading___Toc7_3070112148"/></text:h>
      <text:p text:style-name="P29">Some of the principle and character to developer in 2025 include:</text:p>
      <text:p text:style-name="P29"><draw:g text:anchor-type="paragraph" draw:z-index="2" draw:name="toggle-checked" draw:style-name="gr2"><draw:custom-shape draw:style-name="gr30" draw:text-style-name="P106" svg:width="0.2953in" svg:height="0.1185in" svg:x="1.8102in" svg:y="0.036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07" svg:width="0.1776in" svg:height="0.1776in" svg:x="1.9283in" svg:y="0.0071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2" draw:text-style-name="P108" svg:width="0.0764in" svg:height="0.0587in" svg:x="1.9783in" svg:y="0.0618in" svg:viewBox="0 0 195 150" draw:points="0,84 66,150 195,0"><text:p/></draw:polyline></draw:g>Time management <text:s text:c="4"/></text:p>
      <text:p text:style-name="P29"><draw:g text:anchor-type="paragraph" draw:z-index="3" draw:name="toggle-checked 1" draw:style-name="gr2"><draw:custom-shape draw:style-name="gr30" draw:text-style-name="P106" svg:width="0.2953in" svg:height="0.1185in" svg:x="1.8in" svg:y="0.0291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07" svg:width="0.1776in" svg:height="0.1776in" svg:x="1.9181in" svg:y="0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2" draw:text-style-name="P108" svg:width="0.0764in" svg:height="0.0587in" svg:x="1.9677in" svg:y="0.0547in" svg:viewBox="0 0 195 150" draw:points="0,84 66,150 195,0"><text:p/></draw:polyline></draw:g>Hardworking</text:p>
      <text:p text:style-name="P29"><draw:g text:anchor-type="paragraph" draw:z-index="4" draw:name="toggle-checked 2" draw:style-name="gr2"><draw:custom-shape draw:style-name="gr30" draw:text-style-name="P106" svg:width="0.2953in" svg:height="0.1185in" svg:x="1.8102in" svg:y="-0.0071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07" svg:width="0.1776in" svg:height="0.1776in" svg:x="1.9283in" svg:y="-0.036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2" draw:text-style-name="P108" svg:width="0.0764in" svg:height="0.0587in" svg:x="1.9783in" svg:y="0.0181in" svg:viewBox="0 0 195 150" draw:points="0,84 66,150 195,0"><text:p/></draw:polyline></draw:g>Excellency</text:p>
      <text:p text:style-name="P29"><draw:g text:anchor-type="paragraph" draw:z-index="5" draw:name="toggle-checked 3" draw:style-name="gr2"><draw:custom-shape draw:style-name="gr30" draw:text-style-name="P106" svg:width="0.2953in" svg:height="0.1185in" svg:x="1.8102in" svg:y="-0.0327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07" svg:width="0.1776in" svg:height="0.1776in" svg:x="1.9283in" svg:y="-0.0618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2" draw:text-style-name="P108" svg:width="0.0764in" svg:height="0.0587in" svg:x="1.9783in" svg:y="-0.0071in" svg:viewBox="0 0 195 150" draw:points="0,84 66,150 195,0"><text:p/></draw:polyline></draw:g>integrity</text:p>
      <text:p text:style-name="P29"><draw:g text:anchor-type="paragraph" draw:z-index="7" draw:name="toggle-checked 4" draw:style-name="gr2"><draw:custom-shape draw:style-name="gr30" draw:text-style-name="P106" svg:width="0.2953in" svg:height="0.1185in" svg:x="1.8in" svg:y="0.0146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07" svg:width="0.1776in" svg:height="0.1776in" svg:x="1.9181in" svg:y="-0.0146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2" draw:text-style-name="P108" svg:width="0.0764in" svg:height="0.0587in" svg:x="1.9677in" svg:y="0.0402in" svg:viewBox="0 0 195 150" draw:points="0,84 66,150 195,0"><text:p/></draw:polyline></draw:g>Health care</text:p>
      <text:p text:style-name="P22"><draw:g text:anchor-type="paragraph" draw:z-index="8" draw:name="toggle-checked 5" draw:style-name="gr2"><draw:custom-shape draw:style-name="gr30" draw:text-style-name="P106" svg:width="0.2953in" svg:height="0.1185in" svg:x="1.7791in" svg:y="0.0307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07" svg:width="0.1776in" svg:height="0.1776in" svg:x="1.8972in" svg:y="0.0016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2" draw:text-style-name="P108" svg:width="0.0764in" svg:height="0.0587in" svg:x="1.9469in" svg:y="0.0563in" svg:viewBox="0 0 195 150" draw:points="0,84 66,150 195,0"><text:p/></draw:polyline></draw:g>Smartness</text:p>
      <text:p text:style-name="P22"><draw:g text:anchor-type="paragraph" draw:z-index="6" draw:name="toggle-unchecked" draw:style-name="gr2"><draw:custom-shape draw:style-name="gr33" draw:text-style-name="P106" svg:width="0.2953in" svg:height="0.1185in" svg:x="1.8in" svg:y="0.0264i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109" svg:width="0.1776in" svg:height="0.1776in" svg:x="1.8in" svg:y="-0.0035i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35" draw:text-style-name="P108" svg:width="0.1083in" svg:height="0.0004in" draw:transform="skewX (-0.00907571211037045) rotate (0.779114978090269) translate (1.84956514176137in 0.128275870736959in)" svg:viewBox="0 0 276 2" svg:d="M0 2c92-1 183-1 276-2"><text:p/></draw:path><draw:path draw:style-name="gr35" draw:text-style-name="P108" svg:width="0.1083in" svg:height="0.0008in" draw:transform="skewX (0.00907571211037044) rotate (2.3689353937319) translate (1.92657778573133in 0.128757307325234in)" svg:viewBox="0 0 276 3" svg:d="M0 0c92 1 183 3 276 3"><text:p/></draw:path></draw:g>addictions <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text:soft-page-break/>Personal Development Plan</text:p>
      <text:p text:style-name="P18">(Daily self improvement)</text:p>
      <text:p text:style-name="P18"/>
      <text:p text:style-name="P18"/>
      <text:p text:style-name="P17">Year: 2025</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16">Practice to make me better everyday</text:p>
          </table:table-cell>
          <table:table-cell table:style-name="Table1.A1" office:value-type="string">
            <text:p text:style-name="P16">Daily Goals</text:p>
          </table:table-cell>
          <table:table-cell table:style-name="Table1.A1" office:value-type="string">
            <text:p text:style-name="P16">Monthly Goals</text:p>
          </table:table-cell>
          <table:table-cell table:style-name="Table1.D1" office:value-type="string">
            <text:p text:style-name="P16">Year-End Goals</text:p>
          </table:table-cell>
        </table:table-row>
        <table:table-row>
          <table:table-cell table:style-name="Table1.A2" office:value-type="string">
            <text:list text:style-name="L1">
              <text:list-item>
                <text:p text:style-name="P48">Praying</text:p>
              </text:list-item>
            </text:list>
          </table:table-cell>
          <table:table-cell table:style-name="Table1.B2" office:value-type="string">
            <text:p text:style-name="P12">Inviting God to guide me in everything so as to stay in His presence and comply with His plans on me</text:p>
            <text:p text:style-name="P15">Praying every morning,mid-day and night before going to sleep</text:p>
          </table:table-cell>
          <table:table-cell table:style-name="Table1.C2" office:value-type="string">
            <text:p text:style-name="P15">Having fasting prayer every Monday of the first and Last week of month.</text:p>
          </table:table-cell>
          <table:table-cell table:style-name="Table1.D2" office:value-type="string">
            <text:p text:style-name="P13">Spiritual Growth</text:p>
          </table:table-cell>
        </table:table-row>
        <table:table-row>
          <table:table-cell table:style-name="Table1.A2" office:value-type="string">
            <text:list text:continue-numbering="true" text:style-name="L1">
              <text:list-item>
                <text:p text:style-name="P49">Sport</text:p>
              </text:list-item>
            </text:list>
          </table:table-cell>
          <table:table-cell table:style-name="Table1.B3" office:value-type="string">
            <text:p text:style-name="P15">Doing physical exercise everyday in morning at home and sometimes outside</text:p>
          </table:table-cell>
          <table:table-cell table:style-name="Table1.C2" office:value-type="string">
            <text:p text:style-name="P15">Praying games at least 2 times in month especially football <text:s/></text:p>
          </table:table-cell>
          <table:table-cell table:style-name="Table1.D3" office:value-type="string">
            <text:p text:style-name="P13">Maintaining good health so as <text:s/>to be effective in whatever I’ll do.</text:p>
          </table:table-cell>
        </table:table-row>
        <table:table-row>
          <table:table-cell table:style-name="Table1.A2" office:value-type="string">
            <text:list text:continue-numbering="true" text:style-name="L1">
              <text:list-item>
                <text:p text:style-name="P49">Reading</text:p>
              </text:list-item>
            </text:list>
          </table:table-cell>
          <table:table-cell table:style-name="Table1.B4" office:value-type="string">
            <text:p text:style-name="P15">Reading books especially spiritual ones everyday.</text:p>
          </table:table-cell>
          <table:table-cell table:style-name="Table1.C2" office:value-type="string">
            <text:p text:style-name="P50">Setting a reading plan everyday.</text:p>
          </table:table-cell>
          <table:table-cell table:style-name="Table1.D4" office:value-type="string">
            <text:p text:style-name="P13">To be shaped by the experiences of other through reading what they have provided as legacy through their written books.</text:p>
          </table:table-cell>
        </table:table-row>
        <table:table-row>
          <table:table-cell table:style-name="Table1.A2" office:value-type="string">
            <text:list text:continue-numbering="true" text:style-name="L1">
              <text:list-item>
                <text:p text:style-name="P49">Music</text:p>
              </text:list-item>
            </text:list>
          </table:table-cell>
          <table:table-cell table:style-name="Table1.B5" office:value-type="string">
            <text:p text:style-name="P14">Practicing and learning new chords <text:span text:style-name="T20">and music styles </text:span>everyday.</text:p>
          </table:table-cell>
          <table:table-cell table:style-name="Table1.C2" office:value-type="string">
            <text:p text:style-name="P15">Recording my own music every month. <text:span text:style-name="T20">Inventing new music techni</text:span><text:span text:style-name="T28">ques</text:span></text:p>
            <text:p text:style-name="P15"/>
          </table:table-cell>
          <table:table-cell table:style-name="Table1.D5" office:value-type="string">
            <text:p text:style-name="P15">Developing music course for beginners to advanced. <text:span text:style-name="T20">To be shared on social media and books.</text:span></text:p>
          </table:table-cell>
        </table:table-row>
        <table:table-row table:style-name="Table1.6">
          <table:table-cell table:style-name="Table1.A2" office:value-type="string">
            <text:list text:continue-numbering="true" text:style-name="L1">
              <text:list-item>
                <text:p text:style-name="P49">News</text:p>
              </text:list-item>
            </text:list>
          </table:table-cell>
          <table:table-cell table:style-name="Table1.B6" office:value-type="string">
            <text:p text:style-name="P15">Finding news from different sources especially from RBA and other trusted sources.</text:p>
          </table:table-cell>
          <table:table-cell table:style-name="Table1.C2" office:value-type="string">
            <text:p text:style-name="P15">Being aware of political,Economic and social trends all over the world especially my country.</text:p>
          </table:table-cell>
          <table:table-cell table:style-name="Table1.D6" office:value-type="string">
            <text:p text:style-name="P15">Bringing something from my skills to contributed to the development of <text:span text:style-name="T21">community.</text:span></text:p>
          </table:table-cell>
        </table:table-row>
        <table:table-row table:style-name="Table1.6">
          <table:table-cell table:style-name="Table1.A7" office:value-type="string">
            <text:list text:continue-numbering="true" text:style-name="L1">
              <text:list-item>
                <text:p text:style-name="P51">Professional development</text:p>
              </text:list-item>
            </text:list>
          </table:table-cell>
          <table:table-cell table:style-name="Table1.B7" office:value-type="string">
            <text:p text:style-name="P50">Sharpening my skills by learning new things and doing more practice</text:p>
          </table:table-cell>
          <table:table-cell table:style-name="Table1.C7" office:value-type="string">
            <text:p text:style-name="P52">Publishing some finished product.</text:p>
            <text:p text:style-name="P52">( hosting a project, new project idea, innovations, teaching materials <text:s/></text:p>
          </table:table-cell>
          <table:table-cell table:style-name="Table1.D7" office:value-type="string">
            <text:p text:style-name="P52">More project added to my portfolio and income boosted.</text:p>
          </table:table-cell>
        </table:table-row>
      </table:table>
      <text:p text:style-name="P17"><text:soft-page-break/></text:p>
      <text:p text:style-name="P17"/>
      <text:p text:style-name="P29"/>
      <text:h text:style-name="Heading_20_2" text:outline-level="2"><text:bookmark-start text:name="__RefHeading___Toc9_3070112148"/>Educational<text:bookmark-end text:name="__RefHeading___Toc9_3070112148"/></text:h>
      <text:p text:style-name="P19">In education I want to learn the following in 2025. <text:span text:style-name="T13">Learners are best runners. </text:span></text:p>
      <text:p text:style-name="P28">In this year, I will highly focus on university studies and my interesting professional courses.</text:p>
      <text:p text:style-name="P28"><draw:g text:anchor-type="paragraph" draw:z-index="10" draw:name="Group object 2" draw:style-name="gr2"><draw:custom-shape draw:style-name="gr26" draw:text-style-name="P99" svg:width="2.0969in" svg:height="1.9807in" svg:x="3.8992in" svg:y="0.1764in"><text:p text:style-name="P98"><text:span text:style-name="T42">Interests</text:span></text:p><draw:enhanced-geometry svg:viewBox="0 0 21600 21600" draw:path-stretchpoint-x="10800" draw:path-stretchpoint-y="10800" draw:text-areas="?f3 ?f4 ?f5 ?f6" draw:type="round-rectangle" draw:modifiers="2128.8387373232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101" svg:width="2.0961in" svg:height="0.7433in" svg:x="3.8992in" svg:y="1.9091in"><text:p text:style-name="P100"><text:span text:style-name="T43">Focusing on becoming an advanced competent in IT professional and music.</text:span></text:p><draw:enhanced-geometry svg:viewBox="0 0 21600 21600" draw:type="rectangle" draw:enhanced-path="M 0 0 L 21600 0 21600 21600 0 21600 0 0 Z N"/></draw:custom-shape></draw:g><text:s/></text:p>
      <text:p text:style-name="P28"><draw:g text:anchor-type="paragraph" draw:z-index="9" draw:name="Group object 1" draw:style-name="gr2"><draw:custom-shape draw:style-name="gr28" draw:text-style-name="P103" svg:width="2.1913in" svg:height="1.863in" svg:x="0.0291in" svg:y="-0.1236in"><text:p text:style-name="P102"><text:span text:style-name="T44">University</text:span></text:p><draw:enhanced-geometry svg:viewBox="0 0 21600 21600" draw:mirror-horizontal="false" draw:mirror-vertical="false" draw:path-stretchpoint-x="10800" draw:path-stretchpoint-y="10800" draw:text-areas="?f3 ?f4 ?f5 ?f6" draw:type="round-rectangle" draw:modifiers="2128.8387373232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105" svg:width="2.1913in" svg:height="0.6988in" svg:x="0.0291in" svg:y="1.5055in"><text:p text:style-name="P104"><text:span text:style-name="T45">Focusing on performing excellently this year in which I will graduate</text:span></text:p><draw:enhanced-geometry svg:viewBox="0 0 21600 21600" draw:mirror-horizontal="false" draw:mirror-vertical="false" draw:type="rectangle" draw:enhanced-path="M 0 0 L 21600 0 21600 21600 0 21600 0 0 Z N"/></draw:custom-shap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9"/>
      <text:list xml:id="list3410038128" text:style-name="L3">
        <text:list-header>
          <text:p text:style-name="P57"><text:span text:style-name="T11">Professional </text:span><text:span text:style-name="T14">Skills Development</text:span></text:p>
        </text:list-header>
      </text:list>
      <text:list text:style-name="L4">
        <text:list-item>
          <text:p text:style-name="P55">Programming Skills</text:p>
        </text:list-item>
        <text:list-item>
          <text:p text:style-name="P55">Music Skills</text:p>
        </text:list-item>
      </text:list>
      <text:list text:continue-list="list3410038128" text:style-name="L3">
        <text:list-header>
          <text:p text:style-name="P58">General basic Skills</text:p>
        </text:list-header>
      </text:list>
      <text:list xml:id="list418902335" text:style-name="L5">
        <text:list-item>
          <text:p text:style-name="P56">Driving license</text:p>
        </text:list-item>
        <text:list-item>
          <text:p text:style-name="P56">English Skills</text:p>
          <text:list>
            <text:list-item>
              <text:list>
                <text:list-item>
                  <text:h text:style-name="P41" text:outline-level="3"><text:bookmark-start text:name="__RefHeading___Toc31063_3070112148"/><text:soft-page-break/>Professional <text:span text:style-name="T13">Skills Development</text:span><text:bookmark-end text:name="__RefHeading___Toc31063_3070112148"/></text:h>
                </text:list-item>
              </text:list>
            </text:list-item>
          </text:list>
        </text:list-item>
      </text:list>
      <text:h text:style-name="P43" text:outline-level="4" text:is-list-header="true"><text:bookmark-start text:name="__RefHeading___Toc31065_3070112148"/>Programming<text:bookmark-end text:name="__RefHeading___Toc31065_3070112148"/></text:h>
      <text:h text:style-name="P45" text:outline-level="5"><text:bookmark-start text:name="__RefHeading___Toc710_279754350"/>Python<text:bookmark-end text:name="__RefHeading___Toc710_279754350"/></text:h>
      <text:p text:style-name="P20">Python is the most popular programming language, it is easy to learn and it can be used in most projects. Trending technologies are easily work with python like artificial intelligence ( AI ), IoT and other trending technologies can be developed with python. <text:s/></text:p>
      <text:p text:style-name="P27">In 2025, I want to became an advanced python developer, especially in web app development with feature of AI.</text:p>
      <text:h text:style-name="Heading_20_5" text:outline-level="5"><text:bookmark-start text:name="__RefHeading___Toc712_279754350"/>Android<text:bookmark-end text:name="__RefHeading___Toc712_279754350"/></text:h>
      <text:p text:style-name="P20">Smart phone is becoming as part of our body. Android is one of the most devices used by millions of people and even for those who are able to own other devices like laptop and t ablates they prefer smartphone also. Focusing of android development would be the better choice since its demand will always be on high.</text:p>
      <text:p text:style-name="P27">I want to focus on android app development using java android studio. I want to become and advanced android app developer who can develop application <text:s/><text:span text:style-name="T22">for myself</text:span> as well as working on client projects. </text:p>
      <text:h text:style-name="P44" text:outline-level="4" text:is-list-header="true"><text:bookmark-start text:name="__RefHeading___Toc714_279754350"/>Music<text:bookmark-end text:name="__RefHeading___Toc714_279754350"/></text:h>
      <text:h text:style-name="P46" text:outline-level="5"><text:bookmark-start text:name="__RefHeading___Toc716_279754350"/>Acoustic Guitar<text:bookmark-end text:name="__RefHeading___Toc716_279754350"/></text:h>
      <text:p text:style-name="P21">Music is one of the top important thing I want to spend time with in my life. I will need music alone, in church community and <text:span text:style-name="T23">s</text:span>ometime as professional.</text:p>
      <text:p text:style-name="P27">2025 I want to focus on learning guitar and became a good guitarist. I will also focus on learning piano as a foundation to start music production.</text:p>
      <text:h text:style-name="P47" text:outline-level="5"><text:bookmark-start text:name="__RefHeading___Toc718_279754350"/>Piano<text:bookmark-end text:name="__RefHeading___Toc718_279754350"/></text:h>
      <text:p text:style-name="P35">I will study piano for helping to preach gospel and be able to develop musical instrumental to be used in my own projects.</text:p>
      <text:p text:style-name="P35">In order to influence and be professional in serving God in church, I will need to have skills of playing piano. </text:p>
      <text:list text:continue-numbering="true" text:style-name="L5">
        <text:list-item>
          <text:list>
            <text:list-item>
              <text:list>
                <text:list-item>
                  <text:h text:style-name="P42" text:outline-level="3"><text:bookmark-start text:name="__RefHeading___Toc31067_3070112148"/><text:span text:style-name="T10">General</text:span><text:span text:style-name="T13"> </text:span>Basic <text:span text:style-name="T8">Skills</text:span><text:bookmark-end text:name="__RefHeading___Toc31067_3070112148"/></text:h>
                </text:list-item>
              </text:list>
            </text:list-item>
          </text:list>
        </text:list-item>
      </text:list>
      <text:h text:style-name="Heading_20_5" text:outline-level="5"><text:bookmark-start text:name="__RefHeading___Toc720_279754350"/>Driving License<text:bookmark-end text:name="__RefHeading___Toc720_279754350"/></text:h>
      <text:p text:style-name="P22">I will focus on finding the driving license of category B</text:p>
      <text:h text:style-name="Heading_20_5" text:outline-level="5"><text:bookmark-start text:name="__RefHeading___Toc722_279754350"/>English<text:bookmark-end text:name="__RefHeading___Toc722_279754350"/></text:h>
      <text:p text:style-name="P22">I will keep on improving the language skills so as to be able apply english in everyday life. <text:span text:style-name="T19">Especially I want to improve in english skills like Reading,Writing, speaking as well as listening.</text:span></text:p>
      <text:p text:style-name="P26"><text:soft-page-break/></text:p>
      <text:h text:style-name="P40" text:outline-level="2"><text:bookmark-start text:name="__RefHeading___Toc11_3070112148"/>Spiritual <text:span text:style-name="T17">Growth</text:span><text:bookmark-end text:name="__RefHeading___Toc11_3070112148"/></text:h>
      <text:p text:style-name="P22">I will focus on growing spiritually by studying bible, praying, reading spiritual books and being in fellowship with others.</text:p>
      <text:h text:style-name="P40" text:outline-level="2"><text:bookmark-start text:name="__RefHeading___Toc13_3070112148"/>Economic development<text:bookmark-end text:name="__RefHeading___Toc13_3070112148"/></text:h>
      <text:p text:style-name="P22">To <text:span text:style-name="T24">be </text:span>develop<text:span text:style-name="T24">ed</text:span> financially, I will use my skills to generate income <text:span text:style-name="T24">and also </text:span><text:span text:style-name="T16">start a saving account in this year </text:span><text:span text:style-name="T24">2025</text:span><text:span text:style-name="T16">.</text:span></text:p>
      <text:h text:style-name="P40" text:outline-level="2"><text:bookmark-start text:name="__RefHeading___Toc15_3070112148"/>Family and Social<text:bookmark-end text:name="__RefHeading___Toc15_3070112148"/></text:h>
      <text:p text:style-name="P22">I <text:span text:style-name="T17">want to live in my family fulfilling my responsibilities as a child and ensuring peaceful bond with in my family. I will be exemplary in my family and society. <text:s/></text:span></text:p>
      <text:p text:style-name="P22"/>
      <text:h text:style-name="Heading_20_1" text:outline-level="1"><text:bookmark-start text:name="__RefHeading___Toc30871_3070112148"/>Properties<text:bookmark-end text:name="__RefHeading___Toc30871_3070112148"/></text:h>
      <text:p text:style-name="P22">I want to own the following in 2025</text:p>
      <text:list text:style-name="L6">
        <text:list-item>
          <text:p text:style-name="P59">Piano</text:p>
        </text:list-item>
        <text:list-item>
          <text:p text:style-name="P59">wireless Keyboard</text:p>
        </text:list-item>
        <text:list-item>
          <text:p text:style-name="P59">wireless Mouse</text:p>
        </text:list-item>
        <text:list-item>
          <text:p text:style-name="P59">Computer stand</text:p>
        </text:list-item>
        <text:list-item>
          <text:p text:style-name="P59">Guitar Bag</text:p>
        </text:list-item>
        <text:list-item>
          <text:p text:style-name="P59">Guitar Capo</text:p>
        </text:list-item>
        <text:list-item>
          <text:p text:style-name="P59">Headphones</text:p>
        </text:list-item>
        <text:list-item>
          <text:p text:style-name="P60">Clothes and Shoes</text:p>
        </text:list-item>
        <text:list-item>
          <text:p text:style-name="P60">IT and Networking toolbox </text:p>
        </text:list-item>
        <text:list-item>
          <text:p text:style-name="P60">Furniture</text:p>
        </text:list-item>
        <text:list-item>
          <text:p text:style-name="P61"><text:s/><text:span text:style-name="T25">Bluetooth </text:span>Speaker </text:p>
        </text:list-item>
        <text:list-item>
          <text:p text:style-name="P62">Smartphone</text:p>
          <text:p text:style-name="P59"/>
          <text:p text:style-name="P59"/>
        </text:list-item>
      </text:list>
      <text:h text:style-name="P37" text:outline-level="1"><text:soft-page-break/></text:h>
      <text:h text:style-name="P39" text:outline-level="1"><text:bookmark-start text:name="__RefHeading___Toc724_279754350"/>Principles <text:bookmark-end text:name="__RefHeading___Toc724_279754350"/></text:h>
      <text:p text:style-name="P23"/>
      <text:p text:style-name="P23"><draw:g text:anchor-type="paragraph" draw:z-index="11" draw:name="Group object 3" draw:style-name="gr2"><draw:custom-shape draw:style-name="gr18" draw:text-style-name="P88" svg:width="5.8976in" svg:height="0.6213in" svg:x="0.911in" svg:y="0.1882in"><text:p text:style-name="P87"><text:span text:style-name="T39">Learner are best runners</text:spa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0" svg:width="5.8976in" svg:height="0.6213in" svg:x="0.911in" svg:y="1.1193in"><text:p text:style-name="P89"><text:span text:style-name="T40">Seek first the Kingdom of God</text:spa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91" svg:width="5.8976in" svg:height="0.6213in" svg:x="0.911in" svg:y="2.0508in"><text:p text:style-name="P89"><text:span text:style-name="T40">If you train hard you fight easy</text:spa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92" svg:width="0.9315in" svg:height="0.9315in" draw:transform="rotate (-1.5707963267949) translate (0.911111111111111in 0.188194444444444in)"><text:p/><draw:enhanced-geometry svg:viewBox="0 0 21600 21600" draw:text-areas="0 0 21600 21600" draw:type="chevron" draw:modifiers="14373.17436661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22" draw:text-style-name="P93" svg:width="0.9315in" svg:height="0.9315in" draw:transform="rotate (-1.5707963267949) translate (0.911111111111111in 1.12361111111111in)"><text:p/><draw:enhanced-geometry svg:viewBox="0 0 21600 21600" draw:text-areas="0 0 21600 21600" draw:type="chevron" draw:modifiers="14389.2697466468"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23" draw:text-style-name="P94" svg:width="0.9315in" svg:height="0.9315in" draw:transform="rotate (-1.5707963267949) translate (0.911111111111111in 2.05138888888889in)"><text:p/><draw:enhanced-geometry svg:viewBox="0 0 21600 21600" draw:text-areas="0 0 21600 21600" draw:type="chevron" draw:modifiers="14389.2697466468"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24" draw:text-style-name="P96" svg:width="5.8976in" svg:height="0.6205in" svg:x="0.911in" svg:y="2.9827in"><text:p text:style-name="P95"><text:span text:style-name="T41">One by one piece, bird makes a nest</text:spa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97" svg:width="0.9315in" svg:height="0.9315in" draw:transform="rotate (-1.5707963267949) translate (0.911111111111111in 2.98263888888889in)"><text:p/><draw:enhanced-geometry svg:viewBox="0 0 21600 21600" draw:text-areas="0 0 21600 21600" draw:type="chevron" draw:modifiers="14373.174366617" draw:enhanced-path="M 0 0 L ?f0 0 21600 10800 ?f0 21600 0 21600 ?f1 10800 Z N"><draw:equation draw:name="f0" draw:formula="$0 "/><draw:equation draw:name="f1" draw:formula="21600-?f0 "/><draw:handle draw:handle-position="$0 top" draw:handle-range-x-minimum="0" draw:handle-range-x-maximum="21600"/></draw:enhanced-geometry></draw:custom-shape></draw:g></text:p>
      <text:p text:style-name="P23"/>
      <text:p text:style-name="P23"/>
      <text:p text:style-name="P23"/>
      <text:p text:style-name="P23"/>
      <text:p text:style-name="P23"/>
      <text:p text:style-name="P23"/>
      <text:p text:style-name="P23"/>
      <text:p text:style-name="P23"/>
      <text:h text:style-name="P37" text:outline-level="1"/>
      <text:h text:style-name="P37" text:outline-level="1" text:is-list-header="true"/>
      <text:h text:style-name="P37" text:outline-level="1"><text:bookmark-start text:name="__RefHeading___Toc726_279754350"/><text:s/><text:span text:style-name="T26">Bibel Verses</text:span><text:bookmark-end text:name="__RefHeading___Toc726_279754350"/></text:h>
      <text:h text:style-name="P37" text:outline-level="1"><draw:g text:anchor-type="paragraph" draw:z-index="12" draw:name="Group object 4" draw:style-name="gr2"><draw:custom-shape draw:style-name="gr6" draw:text-style-name="P68" svg:width="0.7598in" svg:height="0.7524in" svg:x="0.7008in" svg:y="0.1307in"><text:p text:style-name="P67"><text:span text:style-name="T3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70" svg:width="2.0248in" svg:height="0.7524in" svg:x="1.4606in" svg:y="0.1354in"><text:p text:style-name="P69"><text:span text:style-name="T31">Mathew</text:span></text:p><text:p text:style-name="P69"><text:span text:style-name="T32">6:19,25,27-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72" svg:width="0.7587in" svg:height="0.7531in" svg:x="0.6925in" svg:y="1.1343in"><text:p text:style-name="P71"><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74" svg:width="2.0343in" svg:height="0.7524in" svg:x="1.4508in" svg:y="1.139in"><text:p text:style-name="P73"><text:span text:style-name="T31">Ephesians</text:span></text:p><text:p text:style-name="P73"><text:span text:style-name="T32">2: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76" svg:width="0.7594in" svg:height="0.7524in" svg:x="0.6835in" svg:y="2.1382in"><text:p text:style-name="P75"><text:span text:style-name="T3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78" svg:width="2.0425in" svg:height="0.7531in" svg:x="1.4425in" svg:y="2.1425in"><text:p text:style-name="P77"><text:span text:style-name="T31">Hebrews</text:span></text:p><text:p text:style-name="P77"><text:span text:style-name="T35">12: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80" svg:width="0.7606in" svg:height="0.7524in" svg:x="3.728in" svg:y="0.1307in"><text:p text:style-name="P79"><text:span text:style-name="T36">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82" svg:width="2.024in" svg:height="0.7524in" svg:x="4.4882in" svg:y="0.1354in"><text:p text:style-name="P81"><text:span text:style-name="T31">Mathew</text:span></text:p><text:p text:style-name="P81"><text:span text:style-name="T32">16:24-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84" svg:width="0.7598in" svg:height="0.7531in" svg:x="3.7197in" svg:y="1.1343in"><text:p text:style-name="P83"><text:span text:style-name="T37">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78" svg:width="2.0331in" svg:height="0.7524in" svg:x="4.4791in" svg:y="1.139in"><text:p text:style-name="P77"><text:span text:style-name="T31">Romans</text:span></text:p><text:p text:style-name="P77"><text:span text:style-name="T32">8: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86" svg:width="0.7594in" svg:height="0.7524in" svg:x="3.7106in" svg:y="2.1382in"><text:p text:style-name="P85"><text:span text:style-name="T38">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78" svg:width="2.0425in" svg:height="0.7531in" svg:x="4.4697in" svg:y="2.1425in"><text:p text:style-name="P77"><text:span text:style-name="T31">Psalms</text:span></text:p><text:p text:style-name="P77"><text:span text:style-name="T32">37: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p text:style-name="P8"/>
      <text:p text:style-name="P8"/>
      <text:p text:style-name="P8"/>
      <text:p text:style-name="P8"/>
      <text:p text:style-name="P8"/>
      <text:p text:style-name="P8"/>
      <text:h text:style-name="P37" text:outline-level="1"><text:soft-page-break/></text:h>
      <text:h text:style-name="P37" text:outline-level="1"><text:bookmark-start text:name="__RefHeading___Toc17_3070112148"/>Conclusion <text:bookmark-end text:name="__RefHeading___Toc17_3070112148"/></text:h>
      <text:p text:style-name="P25">Since when I have started to make the action plan of each new year, I have experienced good way of living without stress and with clear focus on what is important. <text:span text:style-name="T15">I have achieved a lot from making plan each year. Planing helps me to access the past, understanding present and prepare the future. I am very excited that 2025 will be the year of completing the bachelors degree <text:s/>in computer science and it will be the year of becoming an advanced in every skill I already have. In simple word, “ 2025 is my season of preparation”. </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prefix="(" style:num-suffix=")" style:num-format="1">
        <style:list-level-properties text:list-level-position-and-space-mode="label-alignment">
          <style:list-level-label-alignment text:label-followed-by="listtab"/>
        </style:list-level-properties>
      </text:outline-level-style>
      <text:outline-level-style text:level="3" text:style-name="Bullet_20_Symbols"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1526c4" officeooo:paragraph-rsid="001526c4"/>
    </style:style>
    <style:style style:name="MP2" style:family="paragraph" style:parent-style-name="Footer">
      <style:paragraph-properties fo:text-align="end" style:justify-single-word="false"/>
      <style:text-properties officeooo:rsid="00323086" officeooo:paragraph-rsid="00323086"/>
    </style:style>
    <style:style style:name="MT1" style:family="text">
      <style:text-properties style:text-position="super 58%"/>
    </style:style>
    <style:style style:name="MT2" style:family="text">
      <style:text-properties style:text-position="0% 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header>
        <text:p text:style-name="Header"/>
      </style:header>
      <style:footer>
        <text:p text:style-name="MP2">1<text:span text:style-name="MT1">st </text:span><text:span text:style-name="MT2">January 2025</text:span></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iddle_20_Page_20_Style" style:display-name="Middle Page Styl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09:24:32.007920172</meta:creation-date>
    <dc:date>2025-03-28T16:28:00.481461866</dc:date>
    <meta:editing-duration>PT5H10M16S</meta:editing-duration>
    <meta:editing-cycles>29</meta:editing-cycles>
    <meta:generator>LibreOffice/24.2.7.2$Linux_X86_64 LibreOffice_project/420$Build-2</meta:generator>
    <meta:document-statistic meta:table-count="1" meta:image-count="0" meta:object-count="0" meta:page-count="10" meta:paragraph-count="142" meta:word-count="1479" meta:character-count="8351" meta:non-whitespace-character-count="7007"/>
  </office:meta>
</office:document-meta>
</file>